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06cm"/>
    </style:style>
    <style:style style:name="co2" style:family="table-column">
      <style:table-column-properties fo:break-before="auto" style:column-width="5.643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1.556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AutoCat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 table:visibility="filter">
          <table:table-cell office:value-type="string" calcext:value-type="string">
            <text:p>1k Anonymous and High Anonymous (Elite) proxies for Aussies</text:p>
          </table:table-cell>
          <table:table-cell office:value-type="string" calcext:value-type="string">
            <text:p>Anonymity – Proxi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Leaked Email Checker v2 - Check if your email was leaked online</text:p>
          </table:table-cell>
          <table:table-cell office:value-type="string" calcext:value-type="string">
            <text:p>Anonymity – Other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fly Bot Auto Clicker + Built In Proxy + Socks4 +Anonymous Proxy Working 100 %</text:p>
          </table:table-cell>
          <table:table-cell office:value-type="string" calcext:value-type="string">
            <text:p>Anonymity – Proxi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[Theme] New Theme -Anonymous Owner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/09/12 / High Anonymous Proxy Servers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hecked Anonymous Proxies (5 Oct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-jul-13 Anonymous Proxy(L2) 297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ug-22-13 Anonymous Proxy(L2) 1188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223 [24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430 [27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42727 Special L2 Anonymous Chekced &amp; Rem Dup by me (19-11-2013)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Gear Pro Timeout 3 Transparent 5345 Anonymous 6985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Links Oct 17 2014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Fresh Filtered and checked L1 High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sh Filtered and checked L2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 L1 + L2 High Anonymous Proxies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8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-08-17 | Fresh Proxies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26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8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,450 Anonymous Proxies - FREE for everyone!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t: #1Facebook Email Spoofer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+ VIP PAID EMAIL CHECKERS,EXPLOITERS,SCRAPPERS ETC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iwild Shop Leak (Email:Pass)-MD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nion Stresser database leak - Dehashed to clear text and in 2 x formats [email:pass] &amp; [user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23k Turbobit,Filefoctory vs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sploit Email Collector By BlackHa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ting hundred of thousands FRESH email lists dai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rech new email combo (filefactoey,rapidgator,.turbobi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Fresh Leeched 5178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lists not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Combolist Email for Filehost by Zack_Master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Russian email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 K Normal + E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Yahoo Email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Gold Email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Bomber Booter v2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Brute Forcer V4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Porn + File Hos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Email and Pass in google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Email Extractor Pro v4.14.1 Full cracked <text:s/>Save 34$ + [TUT]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in making email combo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0k TW email pass Combolist SQL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<text:s/>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.U Email-PW Combolist Diamon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ileHost Email-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or email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:user:pass combo from Brazzers Database 2013 (6M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Turkish base HQ [email;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345 K Private ] Combolist ITALIA type : Email : Pass <text:s/>Gaming, Porn, Stream, Musi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mall 1k UK Adult DB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k Email&amp;Pass Golden ComboList!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 MILLION COMBO GOLD SQLI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SPAM Prank 3.8 (CMD Public Version)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Email:Pass Word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k German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.5m instagram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ychic Email Bomber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mail:pass] 200k Private USA Combolist [Steam + Origin + Spotify + PornHu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36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200k HQ Private Combo [Spotify,NetFlix,Brazzers,Steam,PSN,Origin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80K COMBO [EMAIL:PASS] | ORIGIN, UPLAY, PSN AND MORE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1k Private EMAIL:PASS SQLI ComboList [ Spotify+Hulu+Netflix+Origin+Deezer+Psn+Steam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SA Private hq Combolist [Email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Be Safe From Keyloggers ( Simple Trick )</text:p>
          </table:table-cell>
          <table:table-cell office:value-type="string" calcext:value-type="string">
            <text:p>Malware Authorshi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Loic Online hahaha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Online Tool LFI - RFi Scanner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online decryptor!!! [update]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ormat USB Flash Drive using Terminal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anon proxyes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 proxye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it be cracked?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niff Passwords Using USB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.000 Huge Filehosting Combo (12-11-2013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N-Brute-amp-Checker-by-Bax77 100% Work</text:p>
          </table:table-cell>
          <table:table-cell office:value-type="string" calcext:value-type="string">
            <text:p>Hacking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Windows KMS Activator Ultimate Final working 100%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100+ Proxyless configs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win 100$ per day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Make] $100 or Even $200/Day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[Leak] WWE Checker Proxyless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Socks]28-08-17 | Fast Socks 5 Free</text:p>
          </table:table-cell>
          <table:table-cell office:value-type="string" calcext:value-type="string">
            <text:p>Anonymity – Proxies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0K Proxies Http, Https, Sock4, Socks5 fresh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ast HTTP/SOCKS5 proxies Nosok.org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Тема: Selling fast private Socks5 Proxy. Few countr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ies 1-12-2016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+socks5 (all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ll Proxy Types: L1,L2,L3, HMA, Socks, HTTP, SSL,SMTP, 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ate: 05-09-17 Proxy Socks 5/Anonymous/SSL Proxies Fast</text:p>
          </table:table-cell>
          <table:table-cell office:value-type="string" calcext:value-type="string">
            <text:p>Anonymity – Proxies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e 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ylist 3-12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3/09/2017 - <text:s/>Fresh New Mix - SSL- HTTP - GOLD - Socks 5 <text:s/>Proxy List - total-8.553</text:p>
          </table:table-cell>
          <table:table-cell office:value-type="string" calcext:value-type="string">
            <text:p>Anonymity – Proxies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5 Proxy Servers (950) 5-8-2012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ested Socks 5/4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OCKS 5 <text:s/>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OCKS 5 <text:s/>Proxy <text:s/>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Server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Proxy Grabber By Decode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4/5 Proxies! 12-12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Proxies 04-11-17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crape Pack - 12 cracked proxy scrapers (Gather Proxy, Proxy Muliply, CyberGhost... and more)</text:p>
          </table:table-cell>
          <table:table-cell office:value-type="string" calcext:value-type="string">
            <text:p>Anonymity – Proxies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Proxies Central V2 - Undetected Yet list of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0-01-15 VIP Socks 5 Servers (90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-07-2016 | socks 5 &amp; 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 -08-2016 | Socks 5 &amp; 4 dichvu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-10-2016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4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7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10GBPS Network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 NL, USA, UK, AU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9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(2235)PROXY SERVER LIST FA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Server Li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00+ Alive Proxy List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fier latest version 3.15 + key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risPC Anonymous Proxy Pro 5.10+serial Key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Premium New Version 2017/2018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emium sock5 proxy list 24/09/17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Forum Leeching List 1k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6 proxy-List 1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Huge Proxy List #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 list] Fresh Elite proxies 09-12-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MA Ultimate Proxy List [12/27/2013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596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Fast Speed Proxies list 228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reen Golden Private Proxies list 1249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65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Fast Speed Proxies List Best For Cracking 16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78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Proxies List 250 Best 21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<text:s/>list 1606 proxy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Pass Proxy List 158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y list 2231 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072 <text:s text:c="3"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gh (Elite) Proxy China List 198 <text:s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4 <text:s text:c="4"/>24/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651 <text:s text:c="2"/>2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114 <text:s text:c="3"/>26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 text:c="2"/>2036 <text:s text:c="2"/>27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1 <text:s text:c="2"/>29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070 <text:s/>30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2403 <text:s/>3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152 <text:s/>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<text:s/>(Level 3) PROXIES List 2550 <text:s text:c="2"/>9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471 <text:s text:c="2"/>10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661 <text:s text:c="2"/>11/4/20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598 <text:s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(Level 2) PROXY LIST <text:s/>1249 <text:s text:c="2"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3072 <text:s text:c="4"/>14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200 18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10000+ 7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700+ 14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procxie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enahs 13,000 +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IES (Level 1) List 35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(Level 3) List 18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(Level 2) List 11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000+ 16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800+ 1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5500+ 19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5000+ 27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4000+ 01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Proxy List /Oct/3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Email : Pass 45500 Combo list l3awa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600+ 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Level 3 Proxy List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8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31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37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2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1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2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12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25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update 1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8,000+ 23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7,000+ 30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Best Cracking Proxy List 5,000+ 1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2400+ 13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08-2015, 214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4-2015, 217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8-2015, 99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3-2015, 24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00+ Fresh Fast Proxy List 4/16/2015 Today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,498 Fresh Proxyb List Today 4/3/2015 @l3awa@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 http proxy checked 15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-10-16 | Free Proxy Server List (2353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88 - L1 + L2 Proxy List - Checked with proxy fire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(08-04-17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Y LIST [27.04.17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ast proxies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K FRESH PROXY LIST 9-1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 k Golden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1-01-18 | Free Proxy List L1 | L2 | L3 Update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Anonymous] Fresh PROXIES L1 - L2 - L3 (26/12/17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Elite Proxy Switcher [ Good Proxy Checker ] Expression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tester best proxy tester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<text:s/>[Best Proxy Finder ]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00,000+ Elite Private Proxies, Powerful proxy for managing and scaling your projects</text:p>
          </table:table-cell>
          <table:table-cell office:value-type="string" calcext:value-type="string">
            <text:p>Anonymity – Proxie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ange your IP Address to other country by using Firefox Addon | Easy Way |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ly Scraped Proxies|180k (Proxies are NOT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Get Fresh Proxy Daily With Simple Trick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wTools | Host To IP | Geo-IP | CloudFlare Resolver | AIO Skype Tools</text:p>
          </table:table-cell>
          <table:table-cell office:value-type="string" calcext:value-type="string">
            <text:p>Anonymity – Proxie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Multiply 1.0.0.88 (plus plugins)</text:p>
          </table:table-cell>
          <table:table-cell office:value-type="string" calcext:value-type="string">
            <text:p>Anonymity – Proxi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[vb.net]How to Use the Proxies in your downloader[Source Code]</text:p>
          </table:table-cell>
          <table:table-cell office:value-type="string" calcext:value-type="string">
            <text:p>Anonymity – Proxie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L4Hacks CloudFlare IP Bypasser (Get Real Ip Under Cloud</text:p>
          </table:table-cell>
          <table:table-cell office:value-type="string" calcext:value-type="string">
            <text:p>Anonymity – Proxie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.0 Checkin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95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88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737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659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19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0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1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2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1191] Http Proxy 2/3/14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mbo &amp; Proxy Leecher (from multiple file+http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x5000 Proxy [HTTP] (15/04/17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k HQ HTTP/S Fresh Proxy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3500+ HQ HTTP PROXY FRESH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crapebox Passed HTTP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Http, Https proxies USA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utting Proxy Manuall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Fire Master Suite 1.24 * Best Pro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list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6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7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8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for hide my asse 30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ee 1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 proxy <text:s/>02-05-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proxy vip 4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T Proxy Switcher Latest Version 3.0.5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Standard 5.5.0.5935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 my asse 25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vip for hide my asse 01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se 02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vip proxy 5/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19th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5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Grabber 7/07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checker my fav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HighAnonymous Level 1 - 397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SSL - 1299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Jul Super Proxy(L1) 158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Jul Super Proxy(L1) 157 + (L2) 296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Jul Super Proxy(L1) 104 + (L2) 23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july-3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Augest-1-2013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PROXY] Hidemyass Proxylist-24.08.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3 (Updated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8 update C.Fir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.6579 Ful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9 updat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lists 11-01-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1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5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v 2.5.9 rev1 update + Portabl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 Fina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Checker (Built For BHW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ultiply leech and Check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7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Blank V 5.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ova Proxy Checker and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imple Proxy Tools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 Proxy Grabber 2014 - By Pooria Sharaffodi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rabber Full Fas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8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1.2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2.5.9 Ver 1 CrackingFire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bout combo leeching and proxy leech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1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2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Best For cracking 2000+ <text:s/>4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e Proxy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A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watch porn streaming whit proxy server ?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ol-Proxy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- Found Links Oct 14 2014 [240 kb]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Oct 15 2014 Htpp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utoProxyLocator 2014 Click Download Working Proxy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CU version.1.0 Proxy Parser Checker Cracked Full Private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ooking for a Multi-threaded w/ proxy support Y! Cracker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2.7] — Proxy Checker [ All Type ] — StreetWorkout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4 - by MikiSof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filter Filter Proxy And Co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ixed 15-04-2017 - 20945 - Duplicates Remov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0k Golden Fast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SL 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SL Proxy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8/09/2017 - SSL Proxy Open Sharing 4.7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9/09/2017 - SSL Proxy Open Sharing <text:s text:c="2"/>5.45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/09/2017 - NEW SSL Proxy Open Sharing <text:s text:c="3"/>5.0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/09/2017 - <text:s/>NEW HMA Proxy <text:s/>Open Sharing <text:s text:c="5"/>4.8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/09/2017 - NEW GOLD <text:s/>Proxy <text:s/>Open Sharing <text:s/>5.2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k HQ proxy ELITE - 28.09.2017 (FRESH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ultiTool Lastest Version (Proxy Grabber + Checker, HQ filter, converter, MD5 Extractor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arser Proxy by Coco ja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/02/2018 fresh proxy 2613 (timeout 5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-Tut] How to check proxies with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5-2015, 120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6-2015, 10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Proxies Typ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30 <text:s/>Elite proxies <text:s/>05-08-12 <text:s/>L1-L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d Working Proxies. August 21 , 201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peed L1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+L2 Proxies by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51 Tested Elite L1 and L2 Proxies (August 11, 2013)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770 Sorted and Tested L1 &amp; L2 Anon Proxies [August 24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9 Sorted and Tested L1 &amp; L2 Anon Proxies [August 25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77 SSL Proxies - Aug 30 2013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73 Checked and Sorted High Anon L1 and L2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0 Checked SSL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(update)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yGrabber - Grab Thousand Proxies In Just 1-cli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Proxies 01-0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Fresh Proxies for CF Lover's 3-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15 Mixed Proxies 11/30/1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Lite | TheBEST ProxyTool | 60K+ Proxies | Custom ProxyChecker | Best for Crackin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sl prox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entry MBA AIO Toolkit v3.0 ++ | 1000 bots | Fixes | Proxies | Combos | SQLi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0 SSL Proxies [Checked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7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5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<text:s/>23-03-20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623 fresh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00 FRESH PROXIES 22/4 test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44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30 Freshly Checked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.7K New Proxies + All Elite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.4K L1,L2,L3 Proxies 2017.05.18 + All Fast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hulk Affordable Private Proxies &amp; Shar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WORKING PROXIES FOR CRAKING 15/06/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 Fresh Us Proxies 8-1-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0 000 only FRESH &amp; FAST available every day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k Checked HTTPS Proxies.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in Mozilla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find ip behind the cloudfare!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 steal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lanetlab ip leecher program by RoyDJ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ake your own Ip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e proy vip 23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e proy vip 24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oxy vip for hide my asse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Speed Sock 5 Servers (110)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 4/5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face Page Generator - Easy to use -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Use Windows 7 Without Activation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use EPIC LEECH to leech Usernames [TUT]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Sentry MBA Variables Wizard AddRedirectURL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734 Elite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651 Elite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44 Elite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.v1.25 + Keygen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29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44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24-0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326] 5/24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254] 5/26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e Checker by DeJay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06 Transparent proxieslist 26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asics of creating a configuration(Enginex)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35 Transparent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599 Transparent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15 Transparent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-11-01-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.0 Leeching 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judges [Updated]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ct2- Sock5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Master Suite v1.24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1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2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3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4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5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6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03.10.2013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JProxy Tester skyp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432 Transparent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0.01.2015 proxylist ;)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Tor -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ess Onion without Tor Bundle</text:p>
          </table:table-cell>
          <table:table-cell office:value-type="string" calcext:value-type="string">
            <text:p>Anonymity – Tor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ke $100/day using Tor!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er Mantra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browser pass view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arallel Studio XE 2015 Update 2 ISO-TB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WSO ] Mobile King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update dump........2014..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 Access in Ubuntu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Users , Vip Users,Combo, Wordlist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MPP Local Write Access Vulnerability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allowed databases</text:p>
          </table:table-cell>
          <table:table-cell office:value-type="string" calcext:value-type="string">
            <text:p>Anonymity – To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Password Decryptor</text:p>
          </table:table-cell>
          <table:table-cell office:value-type="string" calcext:value-type="string">
            <text:p>Anonymity – To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Premium With Full Crack</text:p>
          </table:table-cell>
          <table:table-cell office:value-type="string" calcext:value-type="string">
            <text:p>Anonymity – VPN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 bruteforce (acount checker sentry mba vpn proxy sql combo et proxy checker)</text:p>
          </table:table-cell>
          <table:table-cell office:value-type="string" calcext:value-type="string">
            <text:p>Anonymity – VPN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Crack [Video Tutorial]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xy List USA VPN Test C-FORCE July-25-2013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enmate Vp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nordvpn checker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eating a PPTP VPN on Linux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play VPN Cracker coded by HNB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k HQ HMA VPN Combolist Paid By BlackMa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K GAMING COMBO (LoL, Uplay,G2A,Origin, Steam, VPN and more...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966k Email:Pass HQ (Netflix,Origin,Spotify,Deezer,VPN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l Vpn's Acoount Checker [Licensed to Julia]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BO USER PASS STEAM VPN IPTV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 vpn keyge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spot Shield VPN Elite 7.20.1 (Cracked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Tutorial my method Sentry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ed from website user registration even when using a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! Auto Switch VPN Crack Like a Pro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ughtyamerica.com Premium Account Hits 177</text:p>
          </table:table-cell>
          <table:table-cell office:value-type="string" calcext:value-type="string">
            <text:p>Hacking – Websi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[vb.net]Hotfile Downloader Use Premium account[vb.net][Source]</text:p>
          </table:table-cell>
          <table:table-cell office:value-type="string" calcext:value-type="string">
            <text:p>Anonymity – VPN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 account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4Shared Downloader Without Premium Account [Source Code]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Rapidshare downloader uses Premium account[Sourc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gator.net Premium Account hit 134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Minecraft Premium Account &amp; Optifine Cape Crackers!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 version] Hidemyass Daily Premium Proxy List V1.00</text:p>
          </table:table-cell>
          <table:table-cell office:value-type="string" calcext:value-type="string">
            <text:p>Anonymity – Proxi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Daily Premium Proxy List V3.00 New</text:p>
          </table:table-cell>
          <table:table-cell office:value-type="string" calcext:value-type="string">
            <text:p>Anonymity – Proxi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umfile.com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8 [PREMIUM VERSION]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MA Premium Proxy Grabber Super Hit 2015!Code: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Cracked Premium Version VIP 2016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updated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 Data Software - Crack Any Premium Service</text:p>
          </table:table-cell>
          <table:table-cell office:value-type="string" calcext:value-type="string">
            <text:p>Anonymity – VPN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HQ PRIVATE PAID COMBO + 37k Premium ELITE PROXIES [ Netflix, Minecraft,Spotify, PSN, Hidemyass,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Use stolen cookies to get premium access</text:p>
          </table:table-cell>
          <table:table-cell office:value-type="string" calcext:value-type="string">
            <text:p>Anonymity – VPN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count Reaper 1.4.1 Cracked 2017 &amp; Gather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lldebrid premium acc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Premium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orn Premium comboliste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Proxy 8.3 Premium Version Full Active VIP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ow to create premium accounts by using sentry mba?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 Tools Premium APK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55k Premium Paid Combolist (Steam,Origin,Spotify,Zen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iptv premium user user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22k+ Premium Accounts For Gaming, Stre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Fresh Premium Combolist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Websit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1.3.0 Best Version!</text:p>
          </table:table-cell>
          <table:table-cell office:value-type="string" calcext:value-type="string">
            <text:p>Anonymity – VP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rum.Strongvpn.com Valid User Leeched 15726</text:p>
          </table:table-cell>
          <table:table-cell table:style-name="ce1" office:value-type="string" calcext:value-type="string">
            <text:p>Anonymity – VPN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sh Any Site Cpanel Account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 (unofficial release)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v1.33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WORKING] Netflix Account Bruteforce'r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m4 Account Checker (Cairns)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wo Skype Account Hit £147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ne <text:s/>Skype Account Hit $ 54.68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£1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$5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a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itshare-Freakshare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Twitter Account Creator!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n finding an account will just give 404 error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craft II / Battle.net Account!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|#| MULTI - ACCOUNT CRA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to recover lost Gmail Account.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ayza account for online wor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Origin Account Checker with Games/Cd Keys by Lefi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Hitman help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{MEGA COLLECTION} Account Cracking Tools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ccount Generato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Download Spotify Music Without DRM [No Account Required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(1.4.0.2) CRACKED +COMBO 50K NEW-2017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riv8 : HMA Account Che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30 4 shared account crack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ague Of Legends Account Checker [fast;7.24 WORKING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re do you start when trying to crack a site like babestationcams.com?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RDP VPS BruterX + RDP VPS ScannerX</text:p>
          </table:table-cell>
          <table:table-cell office:value-type="string" calcext:value-type="string">
            <text:p>Hacking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ss And Sql vul in maatv.com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magesunlimited.com.pk shell link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aldaram.com site hacked database leake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logger.com vul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jeebmedia.com hacked by viru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eTsHost.com | Secured 100% | Shared Hosting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90 guaranteed combos for pornpro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portalgeo.com.br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rocko.com Valid User Checked 116854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peak.com - Freshly Forum Name Leeched over 70,000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tod.com Valid User Checked 37289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cko.com [NEW UPDATE] Valid User Checked 205313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peta.com [NEW UPDATE] Valid User Checked 52065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Ztod.com [NEW UPDATE] Valid User Checked 51348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[NEW UPDATE] Valid User Checked 122660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Privatecommunity.com Valid User Leeched 14537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Exposedforums.com Valid User Leeched 7417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Giantbomb.com Valid User Leeched 15830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Naughtyamerica.com Valid User Leeched 2180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herrypimps.com members login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.com Private Hits Working 100%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.com Hits Working 100% | 17.5.2013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obtu.com md5 che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- Valid User Checked 265078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ocko.com - Valid User Checked 297241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CR Help for myporndownload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oubleViewCasting.com Hit [FastOCR] 100 Acc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Valid Wordlist for naked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fidelit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sianviolation.com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stingcouch-x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dultrental.com proble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opoli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ow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assfactor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tfpas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ha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lackgf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izo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5/5/14 incloak.com ProxyList [2955]</text:p>
          </table:table-cell>
          <table:table-cell office:value-type="string" calcext:value-type="string">
            <text:p>Anonymity – Proxi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oke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irtyfli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 with Premierleague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sexloung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atch4beauty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with cracking Videobo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mbers.naturalbushgirl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reroticparadis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 full databas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ooketyler.com success keywor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alExtreme.com Cra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SI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tt.com Bruteforce - Leaked by 3CX.DEV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cardcloset.Com Brute by CRD.A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sitorrents.com help urgent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porn.com [1.5kk]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ut-urls.com Full Capture Updated Config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igass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onkmygf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pad.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vps Proxy Gold v2.5.0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Ghost Patch - PainteR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DP/VPS Cracking [TUT] By @l3awa@</text:p>
          </table:table-cell>
          <table:table-cell office:value-type="string" calcext:value-type="string">
            <text:p>Anonymity – VPN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doxxing guide.</text:p>
          </table:table-cell>
          <table:table-cell office:value-type="string" calcext:value-type="string">
            <text:p>Dox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1X Small &amp; Good ComboList 15.07.2012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D PROXYS FOR CRACKING! by V12 #01</text:p>
          </table:table-cell>
          <table:table-cell office:value-type="string" calcext:value-type="string">
            <text:p>Anonymity – Proxi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ood Day All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2,1M+ good hits (514K yahoo inside) Download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CRACKED] EXPRESSVPN 6.2.0 KEYGEN+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ex short guide and tip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list-11-02-13</text:p>
          </table:table-cell>
          <table:table-cell office:value-type="string" calcext:value-type="string">
            <text:p>Anonymity – Proxi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mote Desktop Denial Of Service Vulnerability 0day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table:style-name="ce1" office:value-type="string" calcext:value-type="string">
            <text:p>Selling carding tutorial (sorry for posting here)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ing dork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Brute &amp; Check v2 - Grabbers + Balance, Gift card!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Free .Design Domain ( No Credit Card Needed 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Starbucks Gift Card Method *Different than others*</text:p>
          </table:table-cell>
          <table:table-cell office:value-type="string" calcext:value-type="string">
            <text:p>Frau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$56 Gift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6k USA HQ Private 100% For Shopping Site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6k gmail Hq Combolist for all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Dorks [Find sites for SQLi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2k Sqli SHop sites Combolist HQ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Combolist Porn Sites Brazzers,Twistys,Mofos,NaughtyAmerica,Hustler,Bang ros</text:p>
          </table:table-cell>
          <table:table-cell office:value-type="string" calcext:value-type="string">
            <text:p>Carding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sql injection detailed tutorial for private wordlists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string - Accessing file. SQL sites in joomla!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ur sites H@CK3D BY HH with lovely defac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2 sites hacked Ion Server rooted :D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: SQL Injection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nother 10 Sites Owned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 Sites Owned...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2 Sites Got Hacked ....... ( Third_Eye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+ Sites Got Hacked By Third_Ey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| | 1 - Finding Vulnerable Sites: | |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i brothers i amatuer how i can crack porn sites plz help 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tworks and Their Sites::, Should Be Useful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ed Proxy Leecher 1.3 + 270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Multiple Sites with Sentry in the same ti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Yahoo Cracking or Related sites?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passwords x200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Latest Combo Streaming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finding a tutorial/guide on How to Crack Software/Programs</text:p>
          </table:table-cell>
          <table:table-cell office:value-type="string" calcext:value-type="string">
            <text:p>Cardin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torial for Sentry MBA: the basics by zara1234</text:p>
          </table:table-cell>
          <table:table-cell office:value-type="string" calcext:value-type="string">
            <text:p>Hacking – Webs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ql Injection union based tutorial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How to crack IDM any Latest Version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tutorial privat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==--== SQL Injection - Advanced Tutorial ==--==--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: Cross Site Script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DoS Attack On A Network.</text:p>
          </table:table-cell>
          <table:table-cell office:value-type="string" calcext:value-type="string">
            <text:p>Denial of Servi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Cookie Steal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asp injectio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SqlMap By BlackHat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Tutorial by Carpetboy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llower User MyBB plugin SQL Injection video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ive me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ack the Windows Admin Password Using OphCrack in Backtrack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CONFIG FastOCR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Sentry MBA how to use it and cracking of several site by V12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pex 0.9.1 with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Wordlist Manipulator 3.1 + Tutorial (RoyDJ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How to Make FOCR Config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Cr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imple PHP SSH Bruteforce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Shark Tutorial (Scrape)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password from mozila fire fox tutorial..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Bots in Sentry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Tutorial] Redirect Stag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diver 4.402 + PDF Tutorial + Video Link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How To Make Config HITMA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Video Tutorial] How To Download Latest Windows &amp; Office ISO | Full Speed | (100% LEGAL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 Step By Step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Root any server without any exploit [Tutorial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ed a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LO MY FELLOW CARDERS <text:s/>We are having a GREAT BIG UPDATE!!! Hurry up and get your pockets full of r</text:p>
          </table:table-cell>
          <table:table-cell office:value-type="string" calcext:value-type="string">
            <text:p>Card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Dumps updated !!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umps seller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Apple In-Apps/Apps/Movies/Etc... iTunes Store</text:p>
          </table:table-cell>
          <table:table-cell office:value-type="string" calcext:value-type="string">
            <text:p>Frau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HQ Combolist UserPass For Steam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k UserPass Combolist HQ For Gaming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0 HQ Paid Proxylist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00 HQ Golden Combolist for 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200k HQ Combolist Work For All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Gaming Combolist HQ For (Origin Steam GameStop Uplay PSN ...)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IOHNB V.2.8.0 Pro 2017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aching Tutorials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ell Dump Pa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ssipmembers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40 K hq Dork Shoping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Combolist Shopping by BlackM1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Russian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Shopping HQ Private Bas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72k Golden HQ Private Combolist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Italian UserPass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USA UserPass HQ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40k+ HQ Shopping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kk HQ Mix Base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erPass [ Gaming - Shopping ]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Playstation dork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HQ PSN Combo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M HQ Golden Combolist #1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HQ Combolist #1 [Spotiy,Uplay,Origin,WW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8K HQ SQLI Germany [.D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3k HQ USA Combolist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0k Sqli HQ Domai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HQ PORN Combolist (Brazzers,BangBros,Pornhub,Realitykings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/LQ Netflix D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37K SUPER PRIVATE HQ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EmailPass (Uplay, Origin,netflix,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1k combos netlix spotify wwe origin HQ gaming,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LAY3R LEECHER BEST WAY TO MAKE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TM Dumps Skimmers Cvv CC Fullz USA UK Track 1/2 Western Union Transfer - See more at: Magiclite <text:s/>-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Earn $10 PayPal easy in 10 mins! [72 Hour Cashout]</text:p>
          </table:table-cell>
          <table:table-cell office:value-type="string" calcext:value-type="string">
            <text:p>Cashing Out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ork To Hack CC &amp;amp; PP</text:p>
          </table:table-cell>
          <table:table-cell office:value-type="string" calcext:value-type="string">
            <text:p>Cashing Out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 <text:s text:c="2"/>SOFTWARES A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$20+ in 1 day best BTC method, AUTOPILOT [WITH PROOF]</text:p>
          </table:table-cell>
          <table:table-cell office:value-type="string" calcext:value-type="string">
            <text:p>Cashing Out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e Adobe Photoshop CC 2017 and all other Adobe programs for FREE 100% works</text:p>
          </table:table-cell>
          <table:table-cell office:value-type="string" calcext:value-type="string">
            <text:p>Cashing Out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C steal method</text:p>
          </table:table-cell>
          <table:table-cell office:value-type="string" calcext:value-type="string">
            <text:p>Fraud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Leak Origin Checker | Games | Security Check | Balance | Orders | CC Added</text:p>
          </table:table-cell>
          <table:table-cell office:value-type="string" calcext:value-type="string">
            <text:p>Cashing Out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OBE PHOTOSHOP CC 2017 FULL CRACKED</text:p>
          </table:table-cell>
          <table:table-cell office:value-type="string" calcext:value-type="string">
            <text:p>Hacking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 office:value-type="string" calcext:value-type="string">
            <text:p>Software</text:p>
          </table:table-cell>
        </table:table-row>
        <table:table-row table:style-name="ro1" table:visibility="filter">
          <table:table-cell office:value-type="string" calcext:value-type="string">
            <text:p>cc online checker live or dead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Dumps+pin,Log'sFullz,Shopping, Bank&amp; Wu TRansfers,Paypal,Spamming Toolz <text:s/>The UPDATE is ready. 100%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$500 Amazon gift code for $325 btc || AUTO-SHOP || Only 10 IN STOCK</text:p>
          </table:table-cell>
          <table:table-cell office:value-type="string" calcext:value-type="string">
            <text:p>Othe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( email : pass) 25k for b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Tool] Gmail Password Cracker - Good for invading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88K QH Private USA Combo list (BTC,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FRESH 100% VALIDITY RATE All Country ,Gift Card DUMPS+Pin Track1&amp;amp;2,LOGINS,PAYPAL</text:p>
          </table:table-cell>
          <table:table-cell office:value-type="string" calcext:value-type="string">
            <text:p>Cashing Out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 Million USA Paid Combo list (Netflix, Spotify, Amazon, Paypal, 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USA Private Combo list (Gaming, Shopping, Netflix, Paypal, 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5K HQ Private Shopping (Ebay, Amazon, BTC, 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Q PRIVATE Combolist Mixed(BTC, Shopping, Hacking, 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00K HQ email:pass [origin/netflix/uplay/BTC-XMR/Hosting/Steam/PSN/ Others 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0.15 BTC Without Any Work [ Autopilot ]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PAYPALCHECKER CRACKED FULL, CRACK PAYPAL ACCOUNTS FAST!</text:p>
          </table:table-cell>
          <table:table-cell office:value-type="string" calcext:value-type="string">
            <text:p>Cashing Out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3 Million HQ Gaming &amp; Shop Combo List [Paypal,Steam,Origin,Minecraft,Uplay etc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Mixed Combo list (Netflix, Hulu, Paypal, Amazon, etc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Premium Combo List (Paypal,Netflix, Spotify, Amazon,PSN ,eb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USA Private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USA ORIGIN PSN UPLAY PAYPAL ADFLY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ypal Accouunt And visa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$1 Paypal easy in 3 minutes [LEGIT]</text:p>
          </table:table-cell>
          <table:table-cell office:value-type="string" calcext:value-type="string">
            <text:p>Cashing Out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leased]]**Usefull Bot Collection 2017**Paypal,Ebay,Adfly,Amazon,Addmefast,Youtube,Instagrame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520k Fresh HQ combolist (netflix, minecraft,paypal, hulu,amazon, spotif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VIP/2017] Sentry MBA Configs Netflix, Paypal + Full Capture, Deezer, Origin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(Netflix Minecraft Uplay Steam amazon Hulu Brazzer spotify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PayPal + Facebook + Amazon + Ebay....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#16 (Netflix, Minecraft, Uplay, Steam, amazon, Hulu, Brazzer, Spotify,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COMBO NETFLIX ORIGIN PSN PAYPAL EBAY AMAZ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Combos (Steam,Netflix,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Combos (Paypal,Steam,Netflix,Origin,more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igh Quality Combo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acker paypal v4.5.3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400K PAYPAL ADFLY cut-url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Gold Combolist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 text:c="2"/>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/>[Paypal,Origin,Steam,Minecraft,Psn,Spotify,Netflix ] TX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#2]1 MILLION HQ PAID FRESH COMBO [PSN, Minecraft, Netflix, Origin, Spotify, Paypal,... ] + 4k Priva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4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PayPal Reg Checker by Dark Dante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60k super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combo EmailPass 100% private[BEIN SPORT,paypal , Netflix, Spotify,Hulu, steam, Origin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DUMPSTRACK1&amp;2 CREDIT CARDS CVV TRANSFER TO ANY BANK WU TRANSFER TO ANY COUNTRY</text:p>
          </table:table-cell>
          <table:table-cell office:value-type="string" calcext:value-type="string">
            <text:p>Cashing Out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ucde.info Hacked login details out</text:p>
          </table:table-cell>
          <table:table-cell office:value-type="string" calcext:value-type="string">
            <text:p>Hacking – Websit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ill someone help me out with Sentry. Not getting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Wordlist-Question] How to compare 2 lists and filter out/find matches in Combo1 based on Combo2</text:p>
          </table:table-cell>
          <table:table-cell office:value-type="string" calcext:value-type="string">
            <text:p>Cashing Out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S]Gain Access To Unprotected live Webcams Using Google &amp; Watch out live from Pc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ex To hooker why cry out (Figure)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t's been a while, let me find some bones to throw out,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Money Online With Out Any Hard Work Minimum Payout 2$ ( Auto Pilot )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hod for creating a website FOR FREE (With web hosting)</text:p>
          </table:table-cell>
          <table:table-cell office:value-type="string" calcext:value-type="string">
            <text:p>Oth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Itunes Gift Cards (legit method)!!!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Method for multiple Kindles</text:p>
          </table:table-cell>
          <table:table-cell office:value-type="string" calcext:value-type="string">
            <text:p>Cashing Out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Origin Accounts (Simple Method)</text:p>
          </table:table-cell>
          <table:table-cell office:value-type="string" calcext:value-type="string">
            <text:p>Hacking – Genera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ethod] How to bypass coinbase.com exchange fees</text:p>
          </table:table-cell>
          <table:table-cell office:value-type="string" calcext:value-type="string">
            <text:p>Cashing Out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Video Tutorial] How to make a Hitman Config [Starting from Zero Get Method]</text:p>
          </table:table-cell>
          <table:table-cell office:value-type="string" calcext:value-type="string">
            <text:p>Cashing Out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book] wOw make [HUGE] $$$moneY with shaRecash the meGa seVen method... No pos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Fiverr $290 Per Day Method + Fiverr Bo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P] How To Get 500K-600K VISITORS TO YOUR SITE {Not A Traffic Exchange Method}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 method (Free Coffemaker/Juicer/Jar opener/Etc.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HP Method [HIGH QUALITY]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Sony Table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fly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10$+ Easily With Auto Pilo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uge CPM] The Best URL Shortener + Method ( 3$ Bonus 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5$ Instant 2018 Fresh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~~~UPDATED OF THIS WEEK ~~~~~SELL CVV ALL COUNTRIESHIT ME UP <text:s text:c="3"/>- I'm looking for a g</text:p>
          </table:table-cell>
          <table:table-cell office:value-type="string" calcext:value-type="string">
            <text:p>Cashing Out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rusted Sellers Of WESTERN UNION TRANSFER &amp; WIRE TRANSFER SERVICES A Legits Sellers, Who Supp</text:p>
          </table:table-cell>
          <table:table-cell office:value-type="string" calcext:value-type="string">
            <text:p>Cashing Out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Q 699813842 SELL CVV US CA AU BIN VBV TRACK 1/2 101 201 FULLZ INFOR SSN DOB</text:p>
          </table:table-cell>
          <table:table-cell office:value-type="string" calcext:value-type="string">
            <text:p>Cashing Out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table:style-name="ce1"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Few More Cards For Now,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63k FR Combo FOR [Bein Sport FR , My 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nvert Files. BAT FOR. EXE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orking Crackers for Linux?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80000 USA Golden Combo's for Shopping&amp;Gaming !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60K USA COMBO HQ Again for dating site'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-Force v1.01b [new link for download added]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 for valid users, Fastocr-Sentry [HELP]</text:p>
          </table:table-cell>
          <table:table-cell office:value-type="string" calcext:value-type="string">
            <text:p>Hacking – Webs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/ leaked database thread every week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www.skae.in/ Hacked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Top 100 shells for u guys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cf shell for crackingfi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Map For Windows GuI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hell link for you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ing surveys for file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pyware for iPhone</text:p>
          </table:table-cell>
          <table:table-cell office:value-type="string" calcext:value-type="string">
            <text:p>Hacking – Mobi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Looking for someone who can crack a licensed softwa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Hits Combo For Cams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cro Keylogger for Parents</text:p>
          </table:table-cell>
          <table:table-cell office:value-type="string" calcext:value-type="string">
            <text:p>Malware Author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config for pop up logi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Current Tool for Combo Leeching?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Official thread for soul proxyless PS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$15 for software crack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site databases for you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more site db's for you,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 [Updated]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03-05 RARE GOLDEN 160.000 COMBO(FRESH FOR&gt;SHOPPING+GAMING+SPTFY+HULU+NTFLX+) 'TESTED'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25000 GoldenCombo for Social Netw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25 - 05 - 2017 (all checked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bruter (private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{FRESH}10k combo user:user for IPTV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Elite Membership Here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by loading..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/Adm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Unique offer for the unique girl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Safemode bypass TUT [All methods]</text:p>
          </table:table-cell>
          <table:table-cell office:value-type="string" calcext:value-type="string">
            <text:p>Cashing Ou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few cards to share,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Remote Desktop Credentials Bypass [TUT]</text:p>
          </table:table-cell>
          <table:table-cell office:value-type="string" calcext:value-type="string">
            <text:p>Cashing Ou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[Video Tut]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M ar - us - fr Combolist [ beIN <text:s/>Sport CONNECT AR -beIN Sport CONNECT FR WWE - Netflix - My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FR NETFLIX BEIN FR ORIGIN UPLAY PSN</text:p>
          </table:table-cell>
          <table:table-cell office:value-type="string" calcext:value-type="string">
            <text:p>Cashing Ou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| Threats and Frauds | [ If You Want Keep Clean Your Computer Must Read It] |</text:p>
          </table:table-cell>
          <table:table-cell office:value-type="string" calcext:value-type="string">
            <text:p>Digital Forensi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ing Criminal History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your own website fake page and link easy</text:p>
          </table:table-cell>
          <table:table-cell office:value-type="string" calcext:value-type="string">
            <text:p>Hacking – Websit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Fake Coupons</text:p>
          </table:table-cell>
          <table:table-cell table:style-name="ce1" office:value-type="string" calcext:value-type="string">
            <text:p>Counterfeit Currency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500k Private High Quality Dump (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1Million+ High Quality User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2,1 MILLION HIGH QUALITY Combo { Netflix, Spotify, Gaming and more 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Earn Money! Site Like adf And shortst But High Value</text:p>
          </table:table-cell>
          <table:table-cell office:value-type="string" calcext:value-type="string">
            <text:p>Counterfeit Currenc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Money Making Guide [50-60$ PER DAY] [Guaranteed] [Only 9 STEPS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101% Minimum Payout 0.70$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Via Watching Video 10 Sec ( <text:s/>Daily Payout <text:s/>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Online Auto Pilot 3$ Minimum Payout ( Proof 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lixsense Make Money [8$ per day]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ce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German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 to do of a combolist of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23k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V-I-P Combo User : Pass [ New - A lot of Hits 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User-Pass 15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Combo User-Pass 31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ileHost Username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user pass italy 2k sqil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6K Priv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+200k Private HQ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Million HQ user-pass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78k [User:Pass] HQ Privat Cle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verything about carding, hacking, counterfeit products etc..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Bitcoin Generator – Earn Bitcoins for Fre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$50 - $100 in bitcoin(btc) per day works just try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Unlimited Bitcoin [AutoPilot][I earned 0.6 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 22 Feb 2015 ] Earn Unlimited Bitcoin From Btc-Flow ( Auto Pilot + Bot )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6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Miner PRO 2018 V 3.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Truth About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Earn Free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cure &amp; Anonymize Your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 Nothing And Get Free Bitcoins Dally 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ero Mining V1 - The easiest way to generate Monero Cryptocur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Recovery [Cracked by PC-RET].rar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0K HQ DOrks [ Gaming / Shopping / Porn / Mining / NETFLIX <text:s/>]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ree Forex Trading 2016 Earn Real Money</text:p>
          </table:table-cell>
          <table:table-cell table:style-name="ce1" office:value-type="string" calcext:value-type="string">
            <text:p>Cryptocurrency – Trading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 Million Combo (Netflix, Spotify, WWE, Hulu)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Gaming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list # Par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 Million HQ Golden Combolist #2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>
          <table:table-cell office:value-type="string" calcext:value-type="string">
            <text:p>top 1 million pass</text:p>
          </table:table-cell>
          <table:table-cell office:value-type="string" calcext:value-type="string">
            <text:p>Cryptocurrency – Trad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y Earn 20$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100$ In 15 Minute ( No Investment Ne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Dailly Or More ( Payment Proof A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75$ In One Week ( Auto Pilot +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Intant ( Payment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lgo Trader 5</text:p>
          </table:table-cell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ale Moon Web Browser v11.0 (Multi Looping) DOS exploit</text:p>
          </table:table-cell>
          <table:table-cell office:value-type="string" calcext:value-type="string">
            <text:p>Denial of Servic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table:style-name="ce1" office:value-type="string" calcext:value-type="string">
            <text:p>Video Attack DDos By BlackHat</text:p>
          </table:table-cell>
          <table:table-cell table:style-name="ce1" office:value-type="string" calcext:value-type="string">
            <text:p>Denial of 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oS script for SQL injection vulnerability</text:p>
          </table:table-cell>
          <table:table-cell office:value-type="string" calcext:value-type="string">
            <text:p>Denial of Serv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LDS Exploits 1.7 By I-T-N-I</text:p>
          </table:table-cell>
          <table:table-cell office:value-type="string" calcext:value-type="string">
            <text:p>Digital Forensi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: The network Swiss army knife</text:p>
          </table:table-cell>
          <table:table-cell office:value-type="string" calcext:value-type="string">
            <text:p>Digital Forensic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RUIN somebodies life[Cyber Killing]</text:p>
          </table:table-cell>
          <table:table-cell office:value-type="string" calcext:value-type="string">
            <text:p>Dox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ypter Smoke Weed FUD 100%</text:p>
          </table:table-cell>
          <table:table-cell table:style-name="ce1"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ial Engineering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When i click test sentry closes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CLUB | GTA V CRACKER/CHECKER!! [Working]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wer Crypt Cracked By Meth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3176 Speed L1 Elite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EST Way To Attack HOME CONNECTIONS! || Dos || nMaP</text:p>
          </table:table-cell>
          <table:table-cell office:value-type="string" calcext:value-type="string">
            <text:p>Denial of Serv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Download Files At 4shared Without Logging In.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SHLEY MADISON complete db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peed up ur InterNett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unch of sql vulnerable links my collection!!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Collection of UDP and TCP shells (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[VB.Net ] Themes Collection [ VB.Net ]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Brazzers Confg Collection 2017 (New)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Q Private - Paid Sentry MBA Guide (Ebook) No Hidden Content</text:p>
          </table:table-cell>
          <table:table-cell office:value-type="string" calcext:value-type="string">
            <text:p>Hacking – Webs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How to Make a Python host checker for Linux</text:p>
          </table:table-cell>
          <table:table-cell office:value-type="string" calcext:value-type="string">
            <text:p>eBooks – Technical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ST] HUGE (6000+) list of PHP Shells like r57 and c99!</text:p>
          </table:table-cell>
          <table:table-cell office:value-type="string" calcext:value-type="string">
            <text:p>eBooks – Technical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best tool or language for XR development?</text:p>
          </table:table-cell>
          <table:table-cell office:value-type="string" calcext:value-type="string">
            <text:p>Oth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Forum Leecher with Word List Functionality</text:p>
          </table:table-cell>
          <table:table-cell office:value-type="string" calcext:value-type="string">
            <text:p>eBooks – Technical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xploit to get a Fresh mail list BY 16DZ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-Book] Bible of the SQL-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rack RDP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Sentry Config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 Stealer &amp; Keylogger V1.0 Private Edition - Powerfull Keylogger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a Private Edition Crypt ByRod FUD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 Brute by z668 English Edition (Cracked)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 WoT mail checker EURO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Dorks List 2016</text:p>
          </table:table-cell>
          <table:table-cell office:value-type="string" calcext:value-type="string">
            <text:p>eBooks – Technical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get user list page in Google</text:p>
          </table:table-cell>
          <table:table-cell office:value-type="string" calcext:value-type="string">
            <text:p>eBooks – Technical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 Java Script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K+ Epic Private Database High Quality Email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-list gold 2012 ★ all server ★</text:p>
          </table:table-cell>
          <table:table-cell office:value-type="string" calcext:value-type="string">
            <text:p>eBooks – Technical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tool to check mail:pass list on a special site?</text:p>
          </table:table-cell>
          <table:table-cell office:value-type="string" calcext:value-type="string">
            <text:p>Hacking – Websi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Personal Combo list FOr Porn Site Part 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rivate 500 Password List For Cracking VPS/RDP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ombo list for brazzers</text:p>
          </table:table-cell>
          <table:table-cell office:value-type="string" calcext:value-type="string">
            <text:p>Hacking – Websi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(email-pass) for psn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LOMBO LIST <text:s/>FOR SUMMER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ist to find admin pag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s LFI e RF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list to crack emails :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list 7 ju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Dork List By 16Dz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SQLi list] 297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Combos 200.201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junction leeched user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alot of dublicated accounts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Hitman v1.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Updater 2.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149 RDP vps cracking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dp VPS Cracking username/password list 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Transparent Proxies list 190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cribd.com <text:s/>user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Transparent proxy list 2598 19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Q Amateur User/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xShared Users List {Forum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B]List of over 995K Porn Domains[/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 Daily List Update By Me.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Regular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Pas Porn filehost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ussian Green Proxy Big list Jan- 15-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andaz Combo (List) Creator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9k Runescape Combo List - 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2-07-2007 |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 29 November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24k EMAILPASS [Netflix,PNS,Spotify,Minercraft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7Mil Email:Pass Combos list HQ Gold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1k [EMAILPASS] MARCH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6k [EMAILPASS] APRIL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90k [EMAILPASS] 07-04-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IP 10k COMBO LIST EMAILPASS 11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7k HQ Combo List EMAILPASS (11-04-17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HQ good combo list Uplay Psn Steam ORIGI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EmailPass 13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(NETFLIX,PNS,SPOTIFY,MINERCRAF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[MINECRAFT,SPOTIFY,NETFLIX,BRAZZER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Combo List 3.0 [Gmail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8M North American SQLi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:Pass Combo List [Germany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k Gmail Combo List [04-05-2017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ti Public 458 Million Combo List [18 G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[fresh LQ COMBO LIST] [Minecraft,Spotify,Steam,Origin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origin,netflix,uplay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netflix,brazzers,origin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1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Combo list (Facebook, Myspace, Tumblr, Yahoo, Twitter, Dropbo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1k US Shopp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K Arabic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0k Combo list (LoL, Pornhub, 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(Sony Pictures Internation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3k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30K Hot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Combo list(Minecraft, hulu, Spotify, PSN, Netflix, Brazzers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0k+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Private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45k Combos List [Deezer, Spotify, Steam, ...] FRE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 list Part 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Gam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Gaming Combo list [LoL,Steam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Combo list [Netflix,Spotify &amp; more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M HQ Gold Email=Password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 list[League of legends &amp; steam use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 Million HQ and Private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13K Private HQ Combo list (Origin, Steam, Uplay, Blizzard, Social Clu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3k HQ Gaming Combo list (Steam, Origin, Minecraft, PS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7k Paid Combo list (Gaming, Streaming, Amazo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fresh combo list EMAIL:PASS (netflix,spotify,WWE.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ZLeecher V4,0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38K+ Pure Super Accounts Email Combo List | A lot of good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50K+ Many VIP Accounts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.3 MILLION COMBO LIST GOLD HQ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15K+ HQ combo list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96K+ Diamond High-Quality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PTV M3U LIST 3229 CHANNELS UPDATE 30-11-20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HITS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COMBO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2.5k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413k HQ Combo list (SPOTIFY,HULU,NETFLIX,MINECRAFT,ORIGIN) (2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80k BonusBitcoin Combo List 201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 list of failure key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 Tutorial --- How to upload shell jpg.php with tamper data</text:p>
          </table:table-cell>
          <table:table-cell office:value-type="string" calcext:value-type="string">
            <text:p>eBooks – Technical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your slaves IP&amp;WITH A LINK!</text:p>
          </table:table-cell>
          <table:table-cell office:value-type="string" calcext:value-type="string">
            <text:p>eBooks – Technica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est javascript tricks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yushare javascript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apture data using Sentry Mba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[Sentry-MBA] How to create the Post Data manually for beginners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ectrify Mailer V1 - Guide + Example on setup your own SMTP server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 email:pass sql data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pplication] Igetby's ap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ELP][Req] Visual web Ripper [.NET]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id (Android) Http Remote Administration Tool (Full Source)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 Data - The Next Generation of Scrapper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000 HQ Golden Combos. Best on Web.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generate Wordlist with Crunch - Kali Linux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Web design resources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idJack 2016 [Most Stable Android RAT] [Cracked]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y to penetrate Android devices 2016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NO BIG FANCY INTRODUCTION OUR BASES WILL DO ALL THE TALKING FOR US (95% BASE)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earn how to hack a shop and data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f you intend on angling Nike Air Max for many hours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data from a computer ( Reverse Shell )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 Your WebSite Against Sql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 Linux Local Root for &gt;=2.6.39, 32-bit and 64-bit | 2.6.39 linux root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Dork For Finding Email &amp; Pass With PayPals :P*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A HELP WITH OLD MMORPG BOT SOFT.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st website to earn money, with Clowdflower, completing surveys, etc. + Proofs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3D game studio A8 Crack or Kygeine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How To Earn $24 an Hour with Simple 15 Minute Articles!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Gift rewards 2016 try your chance ! ( all country allowed )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Map-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 Android Of My Computer SSH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Database, Tables, columns, dump. manual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spy software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Map + Android :)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Cross Site Scripting (XSS) with Metasploit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ive me web scraping challenges.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scanner sql online</text:p>
          </table:table-cell>
          <table:table-cell office:value-type="string" calcext:value-type="string">
            <text:p>eBooks – Technical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AvgExpress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Leaked Defender Of The State Of Pará Brazil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Exposed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ortal.ufsj.edu.br Expos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Domain Of Usp.br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M Corporation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creating post data manually [Sentry MBA]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ffer with Netcat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own PC with the virtual machines do not work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s with Origin config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ack Steam, Brazzers, RealityKings, ShareCash, Megaupload With Apex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Leech Combos With Engine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ile with protection???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ode Brute Force v.1.9 with keygen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entry MBA][Need Help] how to crack websites with non-ANSI characters in url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le with variabl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WPS pin with minidwep-gtk - WifiSla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S crack with pixie wp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Annoyer - Prank any Ebay user with the reset code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Capture with Picture many Hits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 with over 100+ Databas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trongbox site with OC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Your Server FUD Without Any Crypte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FB/Twitter/Printrest/YT] Auto Like/Tweets/Share And More :) With Script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s for sql injection!!!!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l-Bruter Scanner It Includes (PortScan &amp; Web Bruter)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olution for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 Injection Wrapper For Metasploi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eb Vulnerability Scanner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Become Admin On Your School Computer!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 Shield Web killing 1.3.8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co 1.8 Web Vulnerability Scanner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nti Fortinet Web Filter 1.0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laystion Network Cracker/Game Checker 2016 Fully Working 1/5/2016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ducate Your self ! Learn what does not exits and what exist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cunetix Web Vulnerability Scanner 10.5 Cracked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nstall and use Acunetix Web Vulnerability Scanner 11.5 full crack by hacknho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0k HQ From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crosoft Iss FTP 5.0 Remote SYSTEM Exploit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Combo SQL Fresh 2016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Xbox Live/Microsoft Points/PSN Cards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Joomla Component com_seyret Blind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darkcomet running on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Explained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imple and easy] The application is allready running [SRC]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hash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BIG]Application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LLUMINATI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evici's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---Gaspedal's application---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06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naruto 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 Demons12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carcker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NECRACK v1.0 - Anoth3r F1n3 A.I.O Pack From Indip3nd3nt</text:p>
          </table:table-cell>
          <table:table-cell office:value-type="string" calcext:value-type="string">
            <text:p>eBooks – Technical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2012]Linux Local Root for &gt;=2.6.39 64-bit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ixed for Linux WiNE] Sentry MBA v1.4.1.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 for ExpertZone Verification[Need Gamestop or Best Buy Employee]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be C-cloud for all adobe a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vulnerable links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links!!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sql injection attack(noobs friendly heavy images)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jetpack plugin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ITHorizon (lang)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F bypassing {sql injection}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 admin login by sql error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rings Sq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oolean base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 Vulnerability LLC(2011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rror Based Sql injection Fully Explained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ollower User MyBB plugin SQL Injection 0da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ngolin sql injector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Bulletin 3.x / 4.x AjaxReg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choolCMS SQL Injection [0DAY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Youtube MyBB plugin SQL UPDATE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Erro Sql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shiyane SQL Scanner v1.2.0 Cracked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ngolin Pro 4.0.0.1293 + Keygen (SQL Injection Tool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6000+ sql Emails Combo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e Mole - Automatic SQL Injection Exploita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DUMPER V.8.0 [CRACKED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SQL 100+ Vip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6K SQL COMBO GAMING,HOST,BEIN SPORTS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BB MyStatus 3.1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ichecker v2.0 new core | UPDT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Index of /sh3llZ" Upload your shell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eating your first Form Config in Sentry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ate (No hidden content)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auncher - The shell to use if your computer is running slow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cess Your Shell In JPG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5 $ daily need 5 days to start your earnings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yBoy Of Italy Leacked By _Trish - Brazilian Cyber Army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razzers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Brazil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ck 1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3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4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017 Updated sentry mba config Pack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ed Accountreaper &amp; xTool v3 PACK | 2 Tools you will ever need!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EGA-PACK _ing Tools by fudmario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6 Pics Pack Ho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752 Pics Pac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oot Access In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ypass MAC filter -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carders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ktorrent.eu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thebotnet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orn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nulled.io database comple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ZOOSKCOM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lackhatworld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shop.sunlite.hk <text:s/>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Sqli 14k HQ private database combolist by JuNai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2Games Database 2.1M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0k HQ Combolist Database by BlackM1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ythe Databas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SQL Database <text:s/>[10k+ User,Pass] (Pure Combolist 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Origin brute + game checker</text:p>
          </table:table-cell>
          <table:table-cell office:value-type="string" calcext:value-type="string">
            <text:p>Hacking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50k UserPass Game Base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x1000 Accounts Steam.txt all gam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nfiguration Zevera FastOCR control</text:p>
          </table:table-cell>
          <table:table-cell office:value-type="string" calcext:value-type="string">
            <text:p>eBooks – Technica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a site using joomla or wordpress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Mass Mailer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ake a PHP Rat [TUT]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5.3.8 Multiple Vulnerabilities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WSO2.5.1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kShitUp - Multi Vulnerabilities Scanner written in PHP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 Mailer V2 php smtp support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niter server websites config files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erver Permissions (log.txt file download)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Windows Server + Privilege Escalation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ed Modern Warfare 3 Editor V2.0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v3 on 2011 servers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Metasploit On Ubuntu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move Desktop Lockers on RDP!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SSSF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/ dokuwiki Arbitrary File Upload Vulnerabilirty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(By H4cker) Final Release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 LiteCommerce (v.lc3-1.1.3) &amp;lt;= Multiple Vulnerabilities (Private)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How to SE a PS4!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deo] The Future is Here: C++ 11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T] Automatic Survey Solver | GPT BoT | Now earn on Total Autopilot! | PrizeRebel/Rewards1...Bot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utopilot] ★ FLEEX - Referral bot ★ 50$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{HOT}{UNSATURATED] Ewhore packs 2015 <text:s/>unseen before</text:p>
          </table:table-cell>
          <table:table-cell office:value-type="string" calcext:value-type="string">
            <text:p>eWho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oney Free] Get free Zippcoin</text:p>
          </table:table-cell>
          <table:table-cell office:value-type="string" calcext:value-type="string">
            <text:p>Fraud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free Apple, Ebay, Amazon, Nintendo and many more Gift Cards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Easy, safe, No Scam PTC Elite Site + Proof Payment</text:p>
          </table:table-cell>
          <table:table-cell office:value-type="string" calcext:value-type="string">
            <text:p>Fraud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minos free pizza method [Easy as pizza] [Unlimited]</text:p>
          </table:table-cell>
          <table:table-cell office:value-type="string" calcext:value-type="string">
            <text:p>Fraud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Bin aws console 2018 free amazon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Gift Card Generator/KeyGen?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5k HQ Amazon Combo - All emails are registered on amazon.</text:p>
          </table:table-cell>
          <table:table-cell office:value-type="string" calcext:value-type="string">
            <text:p>Fraud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a free xbox 360 Kinect!! :D</text:p>
          </table:table-cell>
          <table:table-cell office:value-type="string" calcext:value-type="string">
            <text:p>Fraud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king ]Get .Asia Domain Free [ Test 17 May 2017 ]</text:p>
          </table:table-cell>
          <table:table-cell office:value-type="string" calcext:value-type="string">
            <text:p>Fraud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arn Monet Site Get Golden Member Ship Free (300 User Left Only 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free unlimited bandwith without paying a cent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kype Unlimited Calls For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atest] Get Any Domain Name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&amp; use "Proxifier" for free! [Proxy Client]</text:p>
          </table:table-cell>
          <table:table-cell office:value-type="string" calcext:value-type="string">
            <text:p>Anonymity – Proxi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Get Free UK Number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eagate Hard Drive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The Free McDonald's meal [World Wide]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Domain And Earning Money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5 March 2015 ] Get Free Domain Name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MONEY June 2017 by writting posts EASY $$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illion Combo list (Origin, Steam, MoJang, Netflix, Spotify, Amazon &amp; More.)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 free (update daily, fresh, fast speed, from usa only)</text:p>
          </table:table-cell>
          <table:table-cell office:value-type="string" calcext:value-type="string">
            <text:p>Fraud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Premium Images from Shutterstock &amp; <text:s/>Graphicstock + Books from SitePoint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★| ★| ComboList Maker! | FREE | Professional | Easy |★| ★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internet security 2017 kis2017 keys activation 359 days 100% free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REE ACCOUNT PORNO(Brazzers) *.* (14-06-2017) PLEASE DON'T SELL IT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] Facebook 200-1000 likes in 60 seconds! [NO DOWNLOAD]</text:p>
          </table:table-cell>
          <table:table-cell office:value-type="string" calcext:value-type="string">
            <text:p>Hacking – Websi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Remote Exploit]Microsoft TS Use aft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PhizoShell 1.0 - PHP Shell [Free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itykings - how we can watch for free ?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Combo - FREE ACCOUNTS 9773 User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 Master Suite Free 1.25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TUT] RDP/VPS l Win2008 l 7-day Free Trial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6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1.25 (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9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v1.26 ( 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4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6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NEW] Online Netflix Checker <text:s/>free 100% working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- 11 PRIVATE OWN CODED SCRIPTS/METHODS 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,000 working Proxies (http enabled) - FREE for everyone!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] 01-09-17 Proxies Anonimous Fast &amp;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Zenamte Account Checker + Zenmate Config WROK 100%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Email Available Check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O PROXY TOOL - 60.000 FRESH PROXIES DAILY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0 Fresh and Unique email combolist - FREE for everyone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Gatorad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netflix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$10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UIDE + PROOF!] Gokano: collect points easily and receive free electronics and gadget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phishing page of any website</text:p>
          </table:table-cell>
          <table:table-cell office:value-type="string" calcext:value-type="string">
            <text:p>Fraud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sentry mba set up for netflix, amazon, imvu, league of legends, steam, dota</text:p>
          </table:table-cell>
          <table:table-cell office:value-type="string" calcext:value-type="string">
            <text:p>Fraud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HQ Private Combolist (Deezer, Netflix, PSN, Amazon, Spotify and more)</text:p>
          </table:table-cell>
          <table:table-cell office:value-type="string" calcext:value-type="string">
            <text:p>Fraud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PA/WPA2 - Linset Evil Twin Attack with Phishing</text:p>
          </table:table-cell>
          <table:table-cell office:value-type="string" calcext:value-type="string">
            <text:p>Fraud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Super HQ (Spotify, Netflix, Amazon, PSN, Origin etc.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k HQ Private PAID Combolist (Amazon, Spotify, Netflix, PSN, Origin, Hulu,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k HQ Private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250k and Private SQLi Combolist (Spotify, Netflix, PSN, Origin, Hulu, Amazon, Deezer et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360k HQ and Private SQLi Combolist (Spotify, Netflix, PSN, Origin, Hulu, Amazon, Deezer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Phishing Tutorial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Account Checker (Cracker)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NEW] Amazon Account Cra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Account Cracker V1.5 (Captures Orers + Balance)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150k Shopping Combolist [Amazon-Ebay-others] By BlackMan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 Million Combolist (Amazon,Spotify,GTAV,Netflix)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HQ Combos [Netflix,Spotify,Amazon,Hulu,WWE,etc] [28-07-17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SQLi combo private! Amazon, Netflix, Spotify etc..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Golden UsaEmailPass [Netflix,WWE,Amazon,Psn,Spotify,]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Ch.ra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itfCard Amazon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║NEW║CONFIG [beinsport ar,beinsport fr,beinsport esp,IPTV PRO,amazon,Neflix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Multi Checker v1.0.0.1 [FAST AF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OLD] 487k HQ GAMING COMBO STEAM&amp;ORIGIN&amp;PSN&amp;xbox.. TONS OF HITS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K HQ Gaming Combo #16 [PSN,Xbox,Origin,uPlay,Steam,etc]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access to Blocked ad.fly in India</text:p>
          </table:table-cell>
          <table:table-cell office:value-type="string" calcext:value-type="string">
            <text:p>Fraud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ack Steam even it has steam guard activated</text:p>
          </table:table-cell>
          <table:table-cell office:value-type="string" calcext:value-type="string">
            <text:p>Fraud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K ComboList [Steam,Minecraft,Origin,Spotify,Netflix] 2017</text:p>
          </table:table-cell>
          <table:table-cell office:value-type="string" calcext:value-type="string">
            <text:p>Fraud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] How to get Ip ms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Cpanel password without encryp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Great Up to Date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nd 6$ and get 22$ in return INSTANTLY (Australia, Canada, United Kingdom, or Uni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Wordpress Adsense Plugin "Ad Short" + Make Money Easil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Get Combo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1000 Subs ada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3 - Best way to get HQ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K HQ fresh combo,PSN XBOX Steam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notified about the latest privateloader release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a iPhone 5 charger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3$ IN 5 Minute <text:s/>(Legit )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hecker and 65k combo steam gta origin</text:p>
          </table:table-cell>
          <table:table-cell office:value-type="string" calcext:value-type="string">
            <text:p>Frau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$$Adfly Bot Ultimate v8.5 Autoclicker 2017$$$Make Unlimited Money$$$</text:p>
          </table:table-cell>
          <table:table-cell office:value-type="string" calcext:value-type="string">
            <text:p>Frau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200K ORIGIN UPLAY PSN XBOX</text:p>
          </table:table-cell>
          <table:table-cell office:value-type="string" calcext:value-type="string">
            <text:p>Fraud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K HQ GAMING [Minecraft,Steam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k HQ Private Gaming Combolist (Origin,Steam,SocialClub,Uplay,Netflix,Spotify Etc.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Ultra HQ Gaming Combo [Minecraft,Origin,Steam,Uplay,etc..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k Golden USA Combolist (Netflix ,steam,uplay,origin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k Epic Fucking Combolist [Spotify,NetFlix,Brazzers,Steam,PSN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k_Premium_Netflix,Minecraft,Steam,Origin...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k Perfect Mixed HQ ComboList [Hulu+Origin+Netflix+PSN+Deezer+Spotify+Steam ETC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Logger. Password Steal Chrome, Firefox etc. Best Keylogger!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TooLz <text:s/>(CS:GO)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ies 1193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SE Modded Xbox &amp;amp; PS3 Controllers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e a little Steam Username :-) 75500 #01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am username leecher + info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Steam Users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rivate exploited teamxpc stuff leaked by me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want to crack radius manager 4.1.5 and i pay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lent Steam Software by Aniel v3.0.4 [Cracked by PC-RET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Steam Combolist HQ Private By BlackMan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,Orgin,Spotify,Uplay,Minecraft,netflix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Parser Forums Login Steam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HQ Combo (Spotify,Netflix,Steam,Uplay)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k_Premium_combo_list_[Netflix,Minecraft,Gaming,Steam...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K <text:s/>PRIVATE ComboList [Hub,Minecraft,Netflix,Steam,Orgin,Spotify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/BonusBitcoin /Steam By Amfi/NordVpn/Netflix/PaypaleBrute/HMA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14.10.2013 Wordlist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Easy Comment Upload Vunerablity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$400 a month by doing easy tasks !</text:p>
          </table:table-cell>
          <table:table-cell office:value-type="string" calcext:value-type="string">
            <text:p>Frau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ltimate keylogger 1.0.0.3</text:p>
          </table:table-cell>
          <table:table-cell office:value-type="string" calcext:value-type="string">
            <text:p>Malware Authorshi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ortal Hacking (DNN) | Dot Net Nuke Website Hacking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NN hacking hack websites using google!!</text:p>
          </table:table-cell>
          <table:table-cell office:value-type="string" calcext:value-type="string">
            <text:p>Hacking – Websit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CEH v6 - Ethical Hacking and Counter Measures - 66 module course</text:p>
          </table:table-cell>
          <table:table-cell office:value-type="string" calcext:value-type="string">
            <text:p>Hacking – General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site Hacking With Real SQL : Automatic SQL Injec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society Hacking Tools Pack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ing websites the easiest way ever know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LFI ( Local File Inclusion )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Beginner Hacking K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acking facebook and all website login account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site hacking method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RDP/VPS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ing a program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Hacking Service. No prepayment!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mate pentesting platform – Windows machines for you to PWN and lear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Hacking Challenge - if you're up to 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ing Intro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mail Hacking Applicatio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Hacking in lan with SSLSTRIP and ARP Poisoning using Backtrack 5 [Video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ltime hacking map of the world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 are a group of Ethical Hackers based in the Russia but our staff comprises of Experienced hacker</text:p>
          </table:table-cell>
          <table:table-cell office:value-type="string" calcext:value-type="string">
            <text:p>Hacking – General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tified Ethical Hacker (CEH) v8 Course + Lab Manual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Hacker Pack (For rooted devices)</text:p>
          </table:table-cell>
          <table:table-cell office:value-type="string" calcext:value-type="string">
            <text:p>Hacking – Mobi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ckers Forum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Hacker (Pentest)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ssword algorithm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S] ONE OF THE BEST CRACKING TUTORIALS (YOU MUST SEE THIS!)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Gener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Mr.Dark Soul's Wordpress Blog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Video ] Exploit Google Hacker By BlackHa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r The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2.0.1 - 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Brute Force v2.0.01-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acker Cracked By 0x9F &amp; Alcatraz3222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m a big seller and real hacker form Russia . i have worked for many people around the world, beli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er.org leak - 5,375 user pass e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etasploit hack win7 - Detailed for beginners (Backtrack [TUT]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p Basic How to 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Upload Shell Bypass Brazilians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oob- The Ultimate Youtube Hack Pack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Twitter Cracking Tool / / Fast / / Stable / / No Set Up / / Hack Twitter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by Injecting payload into softwares via HTTP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Pornstar - Learn to break into a bank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MyBB Forums 1.4 Or 1.6</text:p>
          </table:table-cell>
          <table:table-cell office:value-type="string" calcext:value-type="string">
            <text:p>Hacking – General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table:style-name="ce3" office:value-type="string" calcext:value-type="string">
            <text:p>Collection of tools for cracking</text:p>
          </table:table-cell>
          <table:table-cell table:style-name="ce3" office:value-type="string" calcext:value-type="string">
            <text:p>Hacking – General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Books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A SOFTWARE(for beginners)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er Rank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cellist.nl/ mass deface hacked by team tiger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ildonclars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frican Dilmah Tea Hacked..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anica.org.br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nrc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cp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ite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Gov Sit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eshly Hacked 101 &amp; 201 DumpsFullz And ***'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 Injection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c Miner - Silent CPU&amp;GPU [FUD|Startup|Idle|Injection|Persistence] - Cracked by MasterCoderx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amp;#9733; Extreme Bots V1 &amp;#9733; Auto-Pilot Spreading &amp;#9733; 1000+ Installs &amp;#9733;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 Inmminent Monitor v3.9 - Best RAT !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atsApp hacking tool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spy on an iPhone</text:p>
          </table:table-cell>
          <table:table-cell office:value-type="string" calcext:value-type="string">
            <text:p>Hacking – Mobi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>
          <table:table-cell office:value-type="string" calcext:value-type="string">
            <text:p>Elcomsoft Phone Password Breaker Professional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ring flooding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est Websites to send SMS Worldwide without Registration &amp; Money</text:p>
          </table:table-cell>
          <table:table-cell office:value-type="string" calcext:value-type="string">
            <text:p>Hacking – Phreak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[TUT-Sentry MBA] Skip the verification age page</text:p>
          </table:table-cell>
          <table:table-cell office:value-type="string" calcext:value-type="string">
            <text:p>Hacking – Phreak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ider sms Bomber 2013</text:p>
          </table:table-cell>
          <table:table-cell office:value-type="string" calcext:value-type="string">
            <text:p>Hacking – Phrea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~ FREE | Qraken V1.1 ~ Facebook Cracker | HACK FACEBOOK | MODULAR | GUI | FREE ~</text:p>
          </table:table-cell>
          <table:table-cell office:value-type="string" calcext:value-type="string">
            <text:p>Hacking – Website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Hacking Methodology Basic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hack facebook, twitter, Gmail password using Winspy Keylogger !!! [TUT]</text:p>
          </table:table-cell>
          <table:table-cell office:value-type="string" calcext:value-type="string">
            <text:p>Hacking – Websit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Facebook Account Using Phising WebPage (Best 4 Starters)</text:p>
          </table:table-cell>
          <table:table-cell office:value-type="string" calcext:value-type="string">
            <text:p>Hacking – Website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GET] Social Autobot Facebook and Instagram Bot Cracked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hack facebook phishing site full tutorial.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>
          <table:table-cell table:style-name="ce1" office:value-type="string" calcext:value-type="string">
            <text:p>facebook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Accounts Checker 2018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Facebook Account creator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fisher tool vb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Checker v1.0 - by den5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Spammer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lock FaceBook on Mac?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Dominator v2 (worth $499) - Ultimate Tool To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 Facebook By Security Alshaab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Kit Cracking/Bruteing PHP Script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hit load of facebook page likes [Tutorial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Facebook Name OF Only 1 Word Or without Middle or last name (for NooBs)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like increaser!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5$ Latest WSO] Facebook Advertising Secrets 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the WebDav exploit to hack RDP's-with tools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0 Day Exploit to Hack vBulletin version 4.x.x to 5.x.x. Forums Easily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[VERY FAST] GMAIL, HOTMAIL, YOUTUBE AND MORE BRUTEFORCER {njBRUTEFORCE}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FORCE CHMOD 777 on Readonly Files on Hacked Server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Cpanel Accounts That They Are Not Secured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dmin Account Website</text:p>
          </table:table-cell>
          <table:table-cell office:value-type="string" calcext:value-type="string">
            <text:p>Hacking – Websit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ack Any .web.com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Cracker Soo Fast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can i crack instagram accounts?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arn How To Hack Web Servers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Popular Ways To Hack And Crack A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dav google dork hack site <text:s/>without shel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ock 100% TF2 achievements (working hack) STEAM GAM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site after getting database login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vBulletin 4.1.10 Admin Control Pane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set a Backdoor in Window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websites with exploitmyunion v2.1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rey bitoni hack?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root hack tool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 for hack service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Password Saved <text:s/>in Windows [ LAZAGNE 2017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Remote Someone's Android 2017 [Tutotrial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 Live Tour Game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pla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70k Sqli gmail HQ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Ultimate Liker (Consol)</text:p>
          </table:table-cell>
          <table:table-cell office:value-type="string" calcext:value-type="string">
            <text:p>Hacking – Websit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 Phpmyadmin direct Database acces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Edior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view 6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 Exploit Code (SLAPPER) = LINUX X86 APACHE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Keditor V2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myadmin Exploit (Tut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2.5.0-2.5.1 Time Based SQL Injection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Vbulletin Blog 4.0.2 XSS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 # MS Windows Vista / 7/2008 Server-DOS Exploit # # 9 # 09 2009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Shut Down A Vps Using Metasploit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8 Symlink(PHP)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Cartweaver 3 LFI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likehits Exploit # 2. More Instant Points ( linkedln 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How to earn Unlimited Coins on Customhits.ne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ivate Offi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Injection in vBulletin 5.0.4, 5.0.5, 5.1.0, 5.1.1 and 5.1.2 (Exploit + Video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K - Vulnerability Exploit Kit PREVIEW RELEASE 2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 Exploit Generator - CVE-2013-1670/CVE-2013-1710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E-2017-8759 R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0Day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Gaming Combo - Gmail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0k G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k Gmail Database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>
          <table:table-cell office:value-type="string" calcext:value-type="string">
            <text:p>80.734 US Database Gaming Very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.DE Combolist Very HQ Private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y Cute Young Tan Girl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unescape Cracking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Run PHP Exploits [TuT]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Forensics</text:p>
          </table:table-cell>
          <table:table-cell/>
        </table:table-row>
        <table:table-row table:style-name="ro1">
          <table:table-cell office:value-type="string" calcext:value-type="string">
            <text:p>Bitshare/Freakshare Fast Cracker V2 by Buddah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CRACKER / PROXYLESS / SUPER FAST / CAPTURES USERNAME + FOLLOWER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Accounts Checker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000 Accounts Netflix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PSN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(03-04-17) 90k COMBO EmailPass (Netflix,Spotify,Minecraft,PNS)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k Combo EmailPass 15-04-17 [Netflix,Spotify,PNS,Minercraft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Private HQ Combolist (HideMyAss, Spotify and More...) [07-09-17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ing password MSN / Hotmai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5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K Hot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 Rapidgator Cracker Tool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girlsgonewild?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aceb00K H4ck Script !! [Undetectable+Small+FTP Logs +Priv8]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vij Pro 13 Registred version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ebSite Using Havij ( tutorial Video )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ij 1.16 Pro Cracked Portabl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 sqlmap is better than haviji for crackers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1.17 PRO + Load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Sql Email Combo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Tutorial + [PDF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erix Wifi Crack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[EZ]Cracking Win7 passwords/xp[TUT]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Passwords Cracking help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5-16 pass: 5-16 [1846906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5 pass: 6-15 [1776457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8 pass: 6-8 [133789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6-8 [155721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8-16 [852939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16 pass: 8-16 [54398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20 pass: 6-20 [88983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8 pass: 8-8 [275758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Q User:Pass Cracking Combo Fresh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 Tutor ] Install The Software Center Of ubunto in BackTrack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87000 wordlist for cracking hashe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Tools Section Rules !!!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>
          <table:table-cell office:value-type="string" calcext:value-type="string">
            <text:p>BackTrack 5 r3 Release ^^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ield Activated....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eild Activage Again and Again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enjoy cracking guy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 Program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crack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DK_Brute_v2.0 for cracking rdp , ssh, inc cr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spot shield cracking work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 SENTRY MBA CRACKING A LITTLE DIRECTV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 50+ CRACKING TOOLS CHECKERS,SCRAPPERS,EXPLOITERS et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tools MEGAPACK- A little bit of everth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king passwords Sistem Ubuntu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0-Day in Hotmail, AOL and Yahoo allows changing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000 passwords + HOTMAI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decrypt the passwords of a large leaked database I hav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Raw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Preview Version 1 - Uncover passwords from pwn emai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up BT5R1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BackTrack 5 R2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t Sniffing and Packet Injecting [BACKTRACK]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at Exploit Lock FireFox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older lock source code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Lock Peoples Steam Accounts</text:p>
          </table:table-cell>
          <table:table-cell office:value-type="string" calcext:value-type="string">
            <text:p>Hacking – Gener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amsung Galaxy S3 Lock screen bypass</text:p>
          </table:table-cell>
          <table:table-cell office:value-type="string" calcext:value-type="string">
            <text:p>Hacking – Mobi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>
          <table:table-cell office:value-type="string" calcext:value-type="string">
            <text:p>Understanding .htaccess attacks &amp; Malware Infecting.</text:p>
          </table:table-cell>
          <table:table-cell office:value-type="string" calcext:value-type="string">
            <text:p>Malware Authorship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a malware for OSX</text:p>
          </table:table-cell>
          <table:table-cell office:value-type="string" calcext:value-type="string">
            <text:p>Malware Authorship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ware scanner?(online scanner)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MARCH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★MAY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Using Netstat To Find Viruses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Backdoor in mysql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 8.1/8/7/vista/, Windows server2008/2012, MS Office 2010/2013 best Activator</text:p>
          </table:table-cell>
          <table:table-cell office:value-type="string" calcext:value-type="string">
            <text:p>Malware Authorshi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splitter coded by virus</text:p>
          </table:table-cell>
          <table:table-cell office:value-type="string" calcext:value-type="string">
            <text:p>Malware Authorship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your own silent CPU miner in 30 m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How to create combo lists?</text:p>
          </table:table-cell>
          <table:table-cell office:value-type="string" calcext:value-type="string">
            <text:p>Modifying Credit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Create Backdoor in .htaccess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more then 5000 Empty Folder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OCR is driving me crazy</text:p>
          </table:table-cell>
          <table:table-cell office:value-type="string" calcext:value-type="string">
            <text:p>Other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ge Combo List #1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Combo List #2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his soft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ease Crack This Program</text:p>
          </table:table-cell>
          <table:table-cell office:value-type="string" calcext:value-type="string">
            <text:p>Hacking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anyone crack this baby</text:p>
          </table:table-cell>
          <table:table-cell office:value-type="string" calcext:value-type="string">
            <text:p>Hacking – Gener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~~~UPDATED OF THIS WEEK ~~~SELL CVV ALL COUNTRIESHIT ME UP</text:p>
          </table:table-cell>
          <table:table-cell office:value-type="string" calcext:value-type="string">
            <text:p>Card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HELP] Is there any software cracking tutorial section? [/HELP]</text:p>
          </table:table-cell>
          <table:table-cell office:value-type="string" calcext:value-type="string">
            <text:p>Other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p on Cracking This site?</text:p>
          </table:table-cell>
          <table:table-cell office:value-type="string" calcext:value-type="string">
            <text:p>Hacking – Websit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this before looking into thread / Posting new thread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Help Me Please? (Leech)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for this system 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o's to crack this software?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hack this game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Please] Viruslover Please hack admin and password</text:p>
          </table:table-cell>
          <table:table-cell office:value-type="string" calcext:value-type="string">
            <text:p>Other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sy Point Of Sale (POS) Help Please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with leeching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can I find Playboy Plus unreleased sets?</text:p>
          </table:table-cell>
          <table:table-cell office:value-type="string" calcext:value-type="string">
            <text:p>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Help Powerpoint help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help please read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p me , with my start!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me crack website x5 evolution 10</text:p>
          </table:table-cell>
          <table:table-cell office:value-type="string" calcext:value-type="string">
            <text:p>Hacking – Webs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can someone tell me how can i make my pc faster?</text:p>
          </table:table-cell>
          <table:table-cell office:value-type="string" calcext:value-type="string">
            <text:p>Other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to help me to activate Tableau 8.3?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 want can help me <text:s/>UserPassList.txt for lazy ssh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crack Votunet Forum Poster Pro software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website x5 Evolution please?</text:p>
          </table:table-cell>
          <table:table-cell office:value-type="string" calcext:value-type="string">
            <text:p>Hacking – Webs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some crack or patch please</text:p>
          </table:table-cell>
          <table:table-cell office:value-type="string" calcext:value-type="string">
            <text:p>Hacking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Acces to forum- help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 Program for Newbie</text:p>
          </table:table-cell>
          <table:table-cell office:value-type="string" calcext:value-type="string">
            <text:p>Hacking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arn 300$-500$ Daily [Never Seen befor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top secretary pay porn sit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Sentry Cracking no Starting ?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sommone tell me where i am wrong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 SQL Help Scan Dork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solutions to break the security Safe Mode To Server'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Config For SKYGO Need Help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ed help cracking program, different than others i know of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To Crack .Net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Cracking A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ed Help for SQLI Dumper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admin logins,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 ☆ ★Earn 200$ Day [Proof Have]★ ☆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can anyone tell how to setup OCR ?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 Hashtag Marketing Ninja Underground Secret Creates A Deadly Marketing Weap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(FastOCR)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k &gt; software can scrape username in forum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cracking file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.Net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amosoft Commview 7 build 771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help from guys who are good in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Brazzers and Julesjordan! :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urgent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desperately seeking help in a change :(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Bot request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p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eating a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sk: CRACK VECTOR MAGIC PLEASE??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REQ]Someone please crack these softwares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rack Punch Home Design Platinum please??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rry up mates! The trade starts from now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 [BEST]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Loic's Online hahahah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Dark haried emo goth chick (slutty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office:value-type="string" calcext:value-type="string">
            <text:p>[ Tut ] Metasploit Offensive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Flare Main Site Security Whol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llium Security MultiSploit Tool v3 - Cracked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ly For Moderator *-_ Amirk2 _-*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table:style-name="ce1" office:value-type="string" calcext:value-type="string">
            <text:p>Some Work Done By M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app]How to find admin path of a website?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bb 1.6.2 is vulnerable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r+md5 cracker+deface page maker+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admin Image Uploader Shell Upload Vulnrability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Zero Day admin cookie brute forc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Admin page FInder [TOF FINDER]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min login grabber see all members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admin bypass vul work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Sploit SQLi , XSS , Admin login and shared hosting scann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o is work 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ich program is bes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Default Admin Logi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ng admin user in windows server trough xp.cmdshell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 Types [You will need it]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one who can copy a website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rks how to use and how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Proxies</text:p>
          </table:table-cell>
          <table:table-cell/>
        </table:table-row>
        <table:table-row table:style-name="ro1">
          <table:table-cell office:value-type="string" calcext:value-type="string">
            <text:p>Wordlist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personal combolist!! LiveJasmin,BangBros,NA and mor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 crack link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 [Capture].</text:p>
          </table:table-cell>
          <table:table-cell office:value-type="string" calcext:value-type="string">
            <text:p>Anonymity – Prox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nyone here a Ruby developer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Forum Login Using HttpWebRequest Another Way [Source Code]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 Leecher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Leecher - Forum User Leecher + Wordlist Tool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Kingsex.eu Valid User Leeched 26156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UserCombo Leecher RoyDJ v3.0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best ******* forum Vor.ac!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Mr Skin.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hich software can handle big wordlists?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d Mode Window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Xss in airtel.in by satz and Darke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blem in config netload sentry mba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fly Bot 7/07/2012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I allow requesting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roblem config analnippon fastoc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74 L1-L2-L3 HTTP Mixed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4 Special L1 Elite Checked &amp; Rem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need cpanel to bu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spot Shield 4.15.2 Elite + Universal Crack</text:p>
          </table:table-cell>
          <table:table-cell office:value-type="string" calcext:value-type="string">
            <text:p>Anonymity – VP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Internet Download Manager 6.25 build 2 final cracke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USA UserPass Combolist Many Hit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16k Golden USA Combolist [ Paid ]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A Combolist UserPass Paid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IRECTV FRESHLY CRACKED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heck USA RDP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o.De Brute and Checker by CRD.A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t Tool [ Black Hat Tools 2017 !!!] [TUT]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Generator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ig but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ily bot youtube iMacro 90k Subscribers 90k Likes Daily ytmonster imacro 2018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all Of Duty Black ops 2 rapidfire mo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REAPPLY- i am back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deo - Attack Dos SlowLoris By BlackHat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rom LFD ( Local File Disclosure 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shell Till now Just relea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her Site Owned By B.C.A =)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orRapids 0.1.1 rapidshare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4ck-y0u Hash Cracker v1.3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-Frozen- Freeze Master Cracker 1.27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Cracker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Private Tool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by <text:s/>alberto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yfreecams Cracker By ROYDJ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Uploaded Cracker - by Alex1167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7 crack or passwor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Install Tools Kali In ElementaryO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flix Proxyless Cracker v2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 Cracker 2.0 - Cracked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DP ForcerX v 1.5! best rdp bruteforce tool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GIC TOOL DORK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50k Mega ComboList (Netflix , PSN, Spotify,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yper Cracker 1.6 - Cracked - Multi Che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k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M interested to work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-day] unfixed Windows 8.1 bu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 Manager :Shell and Files upload Vulnerability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 2.2Dd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reddy official site Shell link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ink of a edu sit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404 error bypas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Shell In WebSite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nk updated] AioHNB 2.2.6 leaked Keygen by crackingfir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accesedive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-Sentry MBA] Configure the intermediate action stag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logger Detector v1.36 Serial Fishing By iraq_att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rtex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Amazon Released Source code + cracked 201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1.6 gb total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2016 Full Cracked version 2.2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illion Private Gold Dork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asic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- Intermediate (Keywords Lesson)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000webhost Bug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Doc]Basic Setting before leeching comb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xy checkers!!Tool download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ideo SqlMap By BlackHat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® Version 4.1.7 Beta 1 Mullti Vulnerability[RFI]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 VIDEO ] Exemple Brute Forc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LECT LOGGER v1 [FUD 0/37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ordlist Maker Tool many Op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damax Keylogger 4.0 crack+serial FULL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hnb updated version 2.4.3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gov website SQLi vlu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HNB v2.5.2 cracked + Activator ( Cracked version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Nightmare Puplic Version Priv8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list Filter Tool 0.9 (rayden5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ce Page Created Version 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 sit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hone spy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program cracked.. $$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 monitoring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rute and check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K Brute v1.9 Full Active VIP Tool...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mino's Cracked Software (VipHF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Tool <text:s/>| BL4CKH4N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9 EmailPass Russian Gam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China database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acula Keylogger [FULL VERSION]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crapebox Pre Cracked Version v1.15.70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y wander v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2k X-rey Tool Crack 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Golden Combolist Paid Priv By BlackMa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420-header empty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Letsbruteit config [video]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reg file program (?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x5.x multiple Full Puth Disclosure Vul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Networks RealPlayer Version Attribute Buffer Overflo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EzLeech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ed Pointing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webapplication Techniq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easily identify Vulnerabelidades Local File Inclusio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a Botnet v.10 0DA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Wordlist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Attacker [ by ghost-dz 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 own config, iss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SMS SEND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250k Combo EmailPass [04-04-17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 By BlackMa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Investigate Like a Rockstar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Priv8 IPTV [userpass] Comboli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Cents Per Click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 advertis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QLi] [DORKS] <text:s/>Vulnerability Master 1.0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 ] Xss By BlackHa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I Scann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 Forc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Vulnerável Scanner (MySQL / MSSQL / JetDB)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+ ettercap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w to]Cross Site Scripting and cookie steal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ScanTime Crypter Using RC4 VB.N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zers,realitykings,mofos,naked,wicked,naughtyam erica al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BruteForce Em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Activated Again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utoupdate scrip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Chat Programm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Aio collections in GB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shades NET 5 RAT Cracked | MediaFire |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Profile Albums MyBB plugin SQLi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ts Dance Its Party Tim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y-NeT RAT 2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lt,Filehost VIP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Ware.Net - ALL PROGRAM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5.1 PR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bot 0.3 Script- by: hysterix</text:p>
          </table:table-cell>
          <table:table-cell office:value-type="string" calcext:value-type="string">
            <text:p>Anonymity – Prox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ll Soft by PGT 2.8 <text:s/>Cracked...By PuL9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ing Of Return Codes In Sentry MB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 SQLi Dork Scann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atinumNET Keylogg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awkEye Keylogger v3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ect Keylogger Serial Code Cracked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orn hit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2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6.26 build 14 + Activator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 combo ital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 UltraHQ UserPass COMBOLIS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9.2.1 Crack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inent Monitor v3.9 RAT - Cracked By MasterCoderX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ruteforcing Explain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ny kind of CD/DVD a lot of tim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Philips TV [TUT]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c Login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tack SSL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SSH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Shells Defacemm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File Download Theory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 vBShout 6.0.5 Cross Site Scripting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SL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D ( Local File Download ) By BlackHa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WASP Joomla! Scanner de Vulnerabilidade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nabling Auto-Summary in Word 2007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Must before download tool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-site scripting | Simple defac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Vulnerability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 By NeoInvaso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2.5.9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Checker v2.13.1 + 57 Configs-C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Leecher v3.1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KILLER V2.0 Crack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 Pro 1.5.14 + Loa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: Comparator Fast v1.2.4.1 cr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ct geographical loca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 V2 [Cracked]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gma Logger |Persistence |Process Killer|Hidden Startup| PW Recovery|Melt (Cracked by GenerouzX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FV-5 v2.78 Patch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RESET TRIAL CRACK 5.1.0.29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Tweaker Pro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 combo user <text:s/>frech (remov duplicate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S. Mix World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 Pentest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overing vulnerabilities in WordPress - WPSCA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,198 BTGuard usernam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Booking Portal v0.1 Multiple Vulnerabiliti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poision 1.0 advanced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4Hacks Port Scann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dlist] <text:s/>fresh unchecked combo (date=22 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Base64 Viewer [SOURCE CODE]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IC (Low Orbit Ion Cannon) Source Cod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ng an OCR in C#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9-13 SSL 1134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B'S Standalone and custom tools ( Cracked+ Activator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2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0-40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00-57735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 Checker 2.13.1 (Cricket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 4share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5 Alldebri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 Producer 2.0 + Crack (x32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749 Huge Filehosting Combo (12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bobit. Tools Brutus and check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http form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te Administrative Tool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-23 Multi Tools V1 By F.I.G.H.T.E.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Vuln Checker 2014 - Coded By Pooria Sharaffodi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Scraper 0.0.1.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Ambiance them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28 Proxys | fresh checked | ENJOY!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x zenmate |autorenew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Source] Licensing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exe to pdf, jpg, png, rar..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MCE ajaxfilemanag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tdo mini Fil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eklog Remote Defac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Upload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FileBrowser ~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Upload 53 : Shell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 (Dorks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hell By BlackH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ing pak Gov site shell Upload path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 A Installable V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Syste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B 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I RFI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EZleecher NG 3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16/06/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 Login Areas: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 Downloa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Combo 5/8/20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Cpan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ster Eg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scan 5.2 released - vulnerability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=[Charon v0.6]=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5147 Leeched Usernam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s Dance 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CMS O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2- L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..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config. Skype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Editö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Hulu Valid Fresher 09.12.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Premiumize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Underwearstds Fresher 09.12.12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d By Team HackingFire x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2.6 Keygen :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71.705 leech combos aiohn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 .d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Syntax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Bypass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ost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0.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Cat Auto SQLl Injec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bros | Brazzers | Mofos | Realitykings | Evilangel | 450K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.net 1052000 Combo | By RamoZa |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er FileIce surve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blo 3 KeyGen 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°1Million+ Emails Combo &amp; 1Million+ Regular Combos°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nnection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ing confi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SolveMedia 1.1.0 CSRF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ocr login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5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ey remover *request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 bangb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5 late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20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+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2-2013 <text:s/>SSL 148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ombo Extractor V1.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list RapidShare,Uploaded.Fileserve,Alldebri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1083 [Oct-3-2013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user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list 08.10.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hax V1.2 Bet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ing Company Information / Restriction, ( + AVS 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6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ex 1.0.3 by budda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entagram - ShellBooter, DorkScanner, Vuln.Scanner, IPTracer, TxtEncryp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ozen- Combolist Editor 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I.O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2 HMA (07-12-2013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v.1.4.1 + images + ocrdump + sampl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€159.22/TWD470.0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valid uploaded+netlao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p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[EZLeecher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1.2 cracked ( Combo leecher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licit Combo Leecher cracked by viruslov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yJoiner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A-L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forc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nerability Details : CVE-2014-055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0day Exploit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eaper 0.0.10d[BETA]coded by moritur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1.41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e.n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field 4 Pc Xbox360 One Ps3/4 keygen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name scrap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ealer 6.5 news 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 by Miz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cord chaturb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Combolist USERPASS Filehost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Searcher v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3.2 / EZLeecher 3.2.5(latest) / 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recting TCP Connec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1.5.5 (latest) LEAK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500 m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 pastebin/file hosts r allowed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uto Root 2001-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inder Ken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ype Bruteforce/Check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K Lea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m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r v.1.0 от Azimut5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OCR Stag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_MBA_AIO_Toolkit_v3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freecams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andpass_111k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_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inRAR 5.40 32+64B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MASTER :: By MikeW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50k Yahoo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73k Pure Combolist Gaming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astebin spi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k combo italy sqi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Brute Checker By Minaev V7.0.0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40k COMBOLIST YAHO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tflix 4 skærme + ULtraH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K Turkish EmailPass sq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OVAVI PHOTO EDI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00k combolist - gaming and shopp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Request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 Prv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Me WannaCrypt - 5 Ko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OT COLOMBOLIST 20K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private combo lists fre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 1.4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4SHAR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list #2 (Gaming, Music, Shopping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*PSN PROXYLESS CHECKER + CAPTURE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o (How to Make a Capture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k_Premium-Gaming_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+ Capture + Proxyle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_Premuim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K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1.5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Checker v0.2.1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700k combo mix netflix,hule etc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HQ Gam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Netflix 2018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 Arabi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140K To H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ive to ollydb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calendar Pag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youtube copyrigh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 Site Vuln :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chel spence Phot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Leech Fresh Combo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eyswor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9415" calcext:value-type="float">
            <text:p>19415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or Rank : V1ru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realitykin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Root 2.6.32_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2.1 Open Redirect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<text:s/>Steve Madden shoes ,boots &amp;amp; he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Bo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MT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gabdi anyaman Bikin Anggy Umbara Strictly Inovatif Garap Film Suzann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inpot Fauc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villa invita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wich is define failure key and Define Succes Key? how to find them?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Sentry mba failure key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Total PDF Converter+using the key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Activate Microsoft Office 2016 Official using Product Key/Activator/Crack/Kms Permane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Meatmembers Popup - Success Key Included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getting success key for this site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povfantasy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allyourhusband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ntaikeygt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irlsgonewild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Fifa15 key Generator V2.2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pyShelter Premium 10.6.1 Incl. Serial Key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uccess key BackroomCastingCouch.com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aturbate Su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Cyber Data Cracked+Licenc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ot Status: Failure Source Keyword Match -&gt; Found Key [Sorry but something went wrong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key hma pro update week-month-daily 2018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f Framework : Key-Logging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Get All Antivirus Keys V3.00 <text:s/>My Made Tool To Get Antivirus Keys</text:p>
          </table:table-cell>
          <table:table-cell office:value-type="string" calcext:value-type="string">
            <text:p>PGP/GPG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ing keys in debug problem :(</text:p>
          </table:table-cell>
          <table:table-cell office:value-type="string" calcext:value-type="string">
            <text:p>PGP/GPG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racking without success keys and making a profile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e.ru KEYS 300 DAYS!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32 2017 activation keys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aiohnb no leech them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eate a virtual encrypted disk</text:p>
          </table:table-cell>
          <table:table-cell office:value-type="string" calcext:value-type="string">
            <text:p>PGP/G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sentry error message "syntax in login url"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Error Message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Multi] Razor Crypt v12.7 CRACK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a tool to pull combos from a text file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3K Europe Mail Combos Priv8 and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k mail list israel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136k Private List (Mail:Pass) (steam,origin,psn,maincraft,spotify,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Mail Accees (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Shop,yahoo etc email list my personal 20k mor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ly exploited email list 50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1k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k email list ju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Hotmail 187956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Gmail 6536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Yahoo 186063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ase64 URI Download Link Generator - Convert any file into a lin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0K__Gmail.com_Email_Combo_Gaming___Paypal_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2k__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Pass <text:s/>- ita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800 mailing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Buy fake brazilian passport, id card, drivers license/japanese fake passport for sa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 fake singapore passport/false chinese passport buy online/malaysian fake 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FAKE PASSPORT ALL STATE US, CANADA, UK PSD BANK STATMENT FRE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y fake swedish passports online/false norwegian passports sell/finnish fake id car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Buy fake passports of united states/american fake driver's licence for sell/buy us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UK Driving License PSD Fi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 Your Files (No Result Distributions &amp; Unlimted Scans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ed: Crack for this software - license bypa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License St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Kasperky License Forev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share Filmora 8.5.0.12 Downlaod Crack With [License Keys] He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kin.kkp.go.id <text:s/>( Indonesian Maritime Council ) Breached ! DataBase By @TeamBC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User Profile Skype ID Plugin 1.0 Stored X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1700 paid Proxys NEW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Leauge of Legends Skin Changer - All Skins and Custom Made Skins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echniques of social enginee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(EZleecher NG 3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1.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Wordpress Scann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zleecher combo 01-03-201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Beta 4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ast version) EngineX version 1.0 [new major feature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herProxy 7.0 New Version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fire 1.25 new update pro cracke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EZLeecher 4) v1.0c - new version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X v0.9d Stable Ezleecher v 4.01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ebox Cracked New Verion 1.16.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[EN] Steam Guard Code Fetcher - by Rubicon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o sentry/capture vs. proxy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New Versi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2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oxyless Spotify Checker by @ elite_cracking_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yAss Cracker {NeW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 in new foru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New Verison 2017/201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HECKER ADFLYBO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S HQ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NetFlix Checker ProxyLess By PiratePC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(last one) New!!!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Sqli Combolist <text:s text:c="2"/>{ Porn Netflix Origin Minecraft WWE ... .. 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URL Shortner 3$ Bonus [ Instant Payout 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boot traffic youtube with Diabolic Traffic Bot 6 11 Full Crack</text:p>
          </table:table-cell>
          <table:table-cell office:value-type="string" calcext:value-type="string">
            <text:p>SEO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From : Facebook , Twitter , Youtube , Traffic view , Google+1 / Big Proof</text:p>
          </table:table-cell>
          <table:table-cell office:value-type="string" calcext:value-type="string">
            <text:p>SEO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ffic Exploder 1.06 + Login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vBullentin 4.0.x =&gt; 4.1.2 (search.php)SQL Injection Vuln[TUT]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 SQL errors in Chinese domain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O</text:p>
          </table:table-cell>
          <table:table-cell/>
        </table:table-row>
        <table:table-row table:style-name="ro1">
          <table:table-cell office:value-type="string" calcext:value-type="string">
            <text:p>I search of a Master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scan 2017 ( Advanced Search &amp; Mass Exploitation Scanner)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Shells uploaded to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ing Zone Admin For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b istealer dork google find log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Chrome password decrypter v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 scanner 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Brute Working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Google Dorks 2017 for SQLi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to google dork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7$ WSO] AMAZING Youtube Ranking <text:s/>Methos <text:s/>Youtube Videos to the First Page <text:s/>1-3 days</text:p>
          </table:table-cell>
          <table:table-cell table:style-name="ce1" office:value-type="string" calcext:value-type="string">
            <text:p>SEO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ain Twitter followers</text:p>
          </table:table-cell>
          <table:table-cell table:style-name="ce1" office:value-type="string" calcext:value-type="string">
            <text:p>SEO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Twitter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follower bot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VIP] Beginners SEO Guide | Only FOR BEGINNERS! | EASY Guide With Examples!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Zevera.com Valid E-Mail Checked [just e-mail address 74737]</text:p>
          </table:table-cell>
          <table:table-cell office:value-type="string" calcext:value-type="string">
            <text:p>Transportation/Stealth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ource] Drop shadow [GDI]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10k yahoo.co.uk mail 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US Mail Pas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Email List Fresh Extract - various e-mail providers no hotmail+yahoo [639450] #01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 Golden Combo List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71 Adet Rus Mail Adresi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000 mail mailinglist spain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Verry Huge E-Mail Combo PREMIUM 565977 Combos!!!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.ru Money Checker program by boyring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mail Spoofer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combo mail 2014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rus mail combo 7 Milli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10K UserPass &amp; E-Mail:Pass Combolist from an German TV Chan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436x UserPass &amp; E-Mail:Pass Combolist from an RPG Browsergam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2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 valid 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3.62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Metasploit Unleashed : Owning the bOx !! [TUTORIAL]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se + Video box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 Ip Address] Made By Me For All CF Memb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leaking real I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Link Generator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Source + Tutorial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Hav0k found XSS vulnerability in DcShoes, SpikeTV, Adidas shoes, 2 UK &amp; 1 Brazil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ain intersecmag.co.uk Leaked By Brazilian Cyber Army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UK UserPass Combolist Shop Private By BlackMan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</table:table>
      <table:table table:name="totals" table:style-name="ta1">
        <table:shapes>
          <draw:frame draw:z-index="0" draw:style-name="gr1" draw:text-style-name="P1" svg:width="26.672cm" svg:height="18.338cm" svg:x="17.862cm" svg:y="0.487cm">
            <draw:object draw:notify-on-update-of-ranges="totals.C3:totals.C37 totals.D2:totals.D2 totals.D3:totals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.879cm" svg:height="20.828cm" svg:x="2.199cm" svg:y="23.895cm">
            <draw:object draw:notify-on-update-of-ranges="totals.B44:totals.B52 totals.C44:totals.C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COUNTIF([$auto.$B$1:$auto.$B$1048576];[.C3])"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Proxies</text:p>
          </table:table-cell>
          <table:table-cell table:formula="of:=COUNTIF([$auto.$B$1:$auto.$B$1048576];[.C4])"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Website</text:p>
          </table:table-cell>
          <table:table-cell table:formula="of:=COUNTIF([$auto.$B$1:$auto.$B$1048576];[.C5])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Contact Lists</text:p>
          </table:table-cell>
          <table:table-cell table:formula="of:=COUNTIF([$auto.$B$1:$auto.$B$1048576];[.C6])"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General</text:p>
          </table:table-cell>
          <table:table-cell table:formula="of:=COUNTIF([$auto.$B$1:$auto.$B$1048576];[.C7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Fraud</text:p>
          </table:table-cell>
          <table:table-cell table:formula="of:=COUNTIF([$auto.$B$1:$auto.$B$1048576];[.C8])"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ooks – Technical</text:p>
          </table:table-cell>
          <table:table-cell table:formula="of:=COUNTIF([$auto.$B$1:$auto.$B$1048576];[.C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arding</text:p>
          </table:table-cell>
          <table:table-cell table:formula="of:=COUNTIF([$auto.$B$1:$auto.$B$1048576];[.C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ashing Out</text:p>
          </table:table-cell>
          <table:table-cell table:formula="of:=COUNTIF([$auto.$B$1:$auto.$B$1048576];[.C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VPN</text:p>
          </table:table-cell>
          <table:table-cell table:formula="of:=COUNTIF([$auto.$B$1:$auto.$B$1048576];[.C12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Identity Documents</text:p>
          </table:table-cell>
          <table:table-cell table:formula="of:=COUNTIF([$auto.$B$1:$auto.$B$1048576];[.C1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Other</text:p>
          </table:table-cell>
          <table:table-cell table:formula="of:=COUNTIF([$auto.$B$1:$auto.$B$1048576];[.C14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Network Security</text:p>
          </table:table-cell>
          <table:table-cell office:value-type="string" calcext:value-type="string">
            <text:p>Hacking – Wireless Networks</text:p>
          </table:table-cell>
          <table:table-cell table:formula="of:=COUNTIF([$auto.$B$1:$auto.$B$1048576];[.C15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General</text:p>
          </table:table-cell>
          <table:table-cell table:formula="of:=COUNTIF([$auto.$B$1:$auto.$B$1048576];[.C1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Malware &amp; Attack Technologies</text:p>
          </table:table-cell>
          <table:table-cell office:value-type="string" calcext:value-type="string">
            <text:p>Malware Authorship</text:p>
          </table:table-cell>
          <table:table-cell table:formula="of:=COUNTIF([$auto.$B$1:$auto.$B$1048576];[.C17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portation/Stealth</text:p>
          </table:table-cell>
          <table:table-cell table:formula="of:=COUNTIF([$auto.$B$1:$auto.$B$1048576];[.C18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SEO</text:p>
          </table:table-cell>
          <table:table-cell table:formula="of:=COUNTIF([$auto.$B$1:$auto.$B$1048576];[.C19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PGP/GPG</text:p>
          </table:table-cell>
          <table:table-cell table:formula="of:=COUNTIF([$auto.$B$1:$auto.$B$1048576];[.C20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Tor</text:p>
          </table:table-cell>
          <table:table-cell table:formula="of:=COUNTIF([$auto.$B$1:$auto.$B$1048576];[.C2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eWhoring</text:p>
          </table:table-cell>
          <table:table-cell table:formula="of:=COUNTIF([$auto.$B$1:$auto.$B$1048576];[.C22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Mobile</text:p>
          </table:table-cell>
          <table:table-cell table:formula="of:=COUNTIF([$auto.$B$1:$auto.$B$1048576];[.C23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Denial of Service</text:p>
          </table:table-cell>
          <table:table-cell table:formula="of:=COUNTIF([$auto.$B$1:$auto.$B$1048576];[.C2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hysical Layer Security</text:p>
          </table:table-cell>
          <table:table-cell office:value-type="string" calcext:value-type="string">
            <text:p>Hacking – Phreaking</text:p>
          </table:table-cell>
          <table:table-cell table:formula="of:=COUNTIF([$auto.$B$1:$auto.$B$1048576];[.C2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Trading</text:p>
          </table:table-cell>
          <table:table-cell table:formula="of:=COUNTIF([$auto.$B$1:$auto.$B$1048576];[.C2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orensics</text:p>
          </table:table-cell>
          <table:table-cell office:value-type="string" calcext:value-type="string">
            <text:p>Digital Forensics</text:p>
          </table:table-cell>
          <table:table-cell table:formula="of:=COUNTIF([$auto.$B$1:$auto.$B$1048576];[.C27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gs – General</text:p>
          </table:table-cell>
          <table:table-cell table:formula="of:=COUNTIF([$auto.$B$1:$auto.$B$1048576];[.C2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ounterfeit Currency</text:p>
          </table:table-cell>
          <table:table-cell table:formula="of:=COUNTIF([$auto.$B$1:$auto.$B$1048576];[.C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Doxing</text:p>
          </table:table-cell>
          <table:table-cell table:formula="of:=COUNTIF([$auto.$B$1:$auto.$B$1048576];[.C3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Malware Supply Chain</text:p>
          </table:table-cell>
          <table:table-cell table:formula="of:=COUNTIF([$auto.$B$1:$auto.$B$1048576];[.C31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ooks – Other</text:p>
          </table:table-cell>
          <table:table-cell table:formula="of:=COUNTIF([$auto.$B$1:$auto.$B$1048576];[.C3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Modifying Credit</text:p>
          </table:table-cell>
          <table:table-cell table:formula="of:=COUNTIF([$auto.$B$1:$auto.$B$1048576];[.C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learing Criminal History</text:p>
          </table:table-cell>
          <table:table-cell table:formula="of:=COUNTIF([$auto.$B$1:$auto.$B$1048576];[.C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office:value-type="string" calcext:value-type="string">
            <text:p>Lockpicking</text:p>
          </table:table-cell>
          <table:table-cell table:formula="of:=COUNTIF([$auto.$B$1:$auto.$B$1048576];[.C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office:value-type="string" calcext:value-type="string">
            <text:p>Weaponry &amp; Explosives</text:p>
          </table:table-cell>
          <table:table-cell table:formula="of:=COUNTIF([$auto.$B$1:$auto.$B$1048576];[.C3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gs – Production</text:p>
          </table:table-cell>
          <table:table-cell table:formula="of:=COUNTIF([$auto.$B$1:$auto.$B$1048576];[.C3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3:.D37])" office:value-type="float" office:value="2607" calcext:value-type="float">
            <text:p>260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table:formula="of:=SUM([.D3:.D16])" office:value-type="float" office:value="2461" calcext:value-type="float">
            <text:p>24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table:formula="of:=SUM([.D17:.D19])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nsics</text:p>
          </table:table-cell>
          <table:table-cell table:formula="of:=SUM([.D20])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ware &amp; Attack Technologies</text:p>
          </table:table-cell>
          <table:table-cell table:formula="of:=SUM([.D21]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work Security</text:p>
          </table:table-cell>
          <table:table-cell table:formula="of:=SUM([.D22])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ysical Layer Security</text:p>
          </table:table-cell>
          <table:table-cell table:formula="of:=SUM([.D23]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table:formula="of:=SUM([.D24:.D25])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table:formula="of:=SUM([.D26:.D29])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table:formula="of:=SUM([.D30:.D31])" office:value-type="float" office:value="4" calcext:value-type="float">
            <text:p>4</text:p>
          </table:table-cell>
          <table:table-cell/>
        </table:table-row>
      </table:table>
      <table:named-expressions/>
      <table:database-ranges>
        <table:database-range table:name="__Anonymous_Sheet_DB__0" table:target-range-address="auto.A1:auto.E2608" table:display-filter-buttons="true">
          <table:filter>
            <table:filter-and>
              <table:filter-condition table:field-number="1" table:value="Anonymity – Other" table:operator="=">
                <table:filter-set-item table:value="Anonymity – Other"/>
                <table:filter-set-item table:value="Anonymity – Tor"/>
                <table:filter-set-item table:value="Anonymity – VPN"/>
                <table:filter-set-item table:value="Carding"/>
                <table:filter-set-item table:value="Cashing Out"/>
                <table:filter-set-item table:value="Clearing Criminal History"/>
                <table:filter-set-item table:value="Counterfeit Currency"/>
                <table:filter-set-item table:value="Cryptocurrency – General"/>
                <table:filter-set-item table:value="Cryptocurrency – Trading"/>
                <table:filter-set-item table:value="Denial of Service"/>
                <table:filter-set-item table:value="Digital Forensics"/>
                <table:filter-set-item table:value="Drugs – General"/>
                <table:filter-set-item table:value="Drugs – Production"/>
                <table:filter-set-item table:value="Fraud"/>
                <table:filter-set-item table:value="Hacking – General"/>
                <table:filter-set-item table:value="Hacking – Malware Supply Chain"/>
                <table:filter-set-item table:value="Hacking – Mobile"/>
                <table:filter-set-item table:value="Hacking – Phreaking"/>
                <table:filter-set-item table:value="Hacking – Website"/>
                <table:filter-set-item table:value="Hacking – Wireless Networks"/>
                <table:filter-set-item table:value="Malware Authorship"/>
                <table:filter-set-item table:value="Modifying Credit"/>
                <table:filter-set-item table:value="Other"/>
                <table:filter-set-item table:value="PGP/GPG"/>
                <table:filter-set-item table:value="Resources – Contact Lists"/>
                <table:filter-set-item table:value="Resources – Identity Documents"/>
                <table:filter-set-item table:value="SEO"/>
                <table:filter-set-item table:value="Transportation/Stealth"/>
                <table:filter-set-item table:value="eBooks – Other"/>
                <table:filter-set-item table:value="eBooks – Technical"/>
                <table:filter-set-item table:value="eWhoring"/>
              </table:filter-condition>
              <table:filter-condition table:field-number="3" table:value="" table:operator="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totals.B2:totals.D3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6:53:28.94052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3:53:50.702636725</meta:creation-date>
    <meta:generator>LibreOffice/6.4.4.2$Linux_X86_64 LibreOffice_project/40$Build-2</meta:generator>
    <dc:date>2020-07-21T00:24:21.472256896</dc:date>
    <meta:editing-duration>P1DT20H27M7S</meta:editing-duration>
    <meta:editing-cycles>47</meta:editing-cycles>
    <meta:document-statistic meta:table-count="2" meta:cell-count="100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73cm" svg:height="18.339cm" xlink:href=".." xlink:type="simple" chart:class="chart:bar" chart:style-name="ch1">
        <chart:legend chart:legend-position="end" svg:x="25.204cm" svg:y="8.87cm" style:legend-expansion="high" chart:style-name="ch2"/>
        <chart:plot-area chart:style-name="ch3" table:cell-range-address="totals.C2:totals.D37" chart:data-source-has-labels="both" svg:x="0.533cm" svg:y="0.366cm" svg:width="24.138cm" svg:height="17.607cm">
          <chartooo:coordinate-region svg:x="5.811cm" svg:y="0.366cm" svg:width="18.553cm" svg:height="16.96cm"/>
          <chart:axis chart:dimension="x" chart:name="primary-x" chart:style-name="ch4" chartooo:axis-type="auto">
            <chartooo:date-scale/>
            <chart:categories table:cell-range-address="totals.C3:totals.C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D3:totals.D37" chart:label-cell-address="totals.D2:totals.D2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</text:p>
                <draw:g>
                  <svg:desc>totals.D2:tota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</text:p>
                <draw:g>
                  <svg:desc>totals.C3:totals.C37</svg:desc>
                </draw:g>
              </table:table-cell>
              <table:table-cell office:value-type="float" office:value="588">
                <text:p>588</text:p>
                <draw:g>
                  <svg:desc>totals.D3:totals.D37</svg:desc>
                </draw:g>
              </table:table-cell>
            </table:table-row>
            <table:table-row>
              <table:table-cell office:value-type="string">
                <text:p>Anonymity – Proxies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Hacking – Website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Resources – Contact Lists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Hacking – General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Fraud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eBooks – Technical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ardin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ashing Out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Anonymity – VP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esources – Identity Document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nonymity – Other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acking – Wireless Network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ryptocurrency – Gener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lware Authorshi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ansportation/Stealt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E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GP/GPG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nonymity – To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Whorin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acking – Mo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nial of Servi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acking – Phreak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yptocurrency – Trad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gital Forensic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ugs – Gener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unterfeit Curren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x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cking – Malware Supply Ch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Books – 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difying Cred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earing Criminal Histo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ckpic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aponry &amp; Explosiv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ugs – Produc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8cm" svg:height="20.829cm" xlink:href=".." xlink:type="simple" chart:class="chart:radar" chart:style-name="ch1">
        <chart:legend chart:legend-position="end" svg:x="33.028cm" svg:y="10.115cm" style:legend-expansion="high" chart:style-name="ch2"/>
        <chart:plot-area chart:style-name="ch3" table:cell-range-address="totals.B44:totals.C52" chart:data-source-has-labels="column" svg:x="2.097cm" svg:y="1.237cm" svg:width="31.622cm" svg:height="18.4cm">
          <chartooo:coordinate-region svg:x="10.766cm" svg:y="2.981cm" svg:width="15.441cm" svg:height="15.441cm"/>
          <chart:axis chart:dimension="x" chart:name="primary-x" chart:style-name="ch4" chartooo:axis-type="auto">
            <chartooo:date-scale/>
            <chart:categories table:cell-range-address="totals.B44:totals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C44:totals.C52" chart:class="chart:rad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dversarial Behaviour</text:p>
                <draw:g>
                  <svg:desc>totals.B44:totals.B52</svg:desc>
                </draw:g>
              </table:table-cell>
              <table:table-cell office:value-type="float" office:value="2461">
                <text:p>2461</text:p>
                <draw:g>
                  <svg:desc>totals.C44:totals.C52</svg:desc>
                </draw:g>
              </table:table-cell>
            </table:table-row>
            <table:table-row>
              <table:table-cell office:value-type="string">
                <text:p>Cryptography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Forensic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lware &amp; Attack Technologie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etwork Securit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hysical Layer Secur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hysical Securit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ivacy &amp; Online Right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eb and Mobile Security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